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family="paragraph">
      <style:text-properties fo:color="#000000" fo:font-family="Sans Serif" fo:font-size="12.000000000000000pt"/>
    </style:style>
    <style:style style:name="P2" style:family="paragraph">
      <style:paragraph-properties fo:text-align="center"/>
      <style:text-properties fo:color="#000000" fo:font-family="Sans Serif" fo:font-size="12.000000000000000pt"/>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fill="solid" draw:fill-color="#c9c9b6" draw:stroke="none" draw:textarea-horizontal-align="left" draw:textarea-vertical-align="top" fo:margin="0.000000000000000pt" style:wrap="biggest" style:wrap-contour="false" style:wrap-dynamic-threshold="0.000000000000000pt" svg:fill-rule="evenodd"/>
    </style:style>
    <style:style style:name="gr3"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494936" svg:stroke-linecap="butt" svg:stroke-opacity="1" svg:stroke-width="0.028346505800000pt"/>
    </style:style>
    <style:style style:name="gr4"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dbdbce" svg:stroke-linecap="butt" svg:stroke-opacity="1" svg:stroke-width="0.028346505800000pt"/>
    </style:style>
    <style:style style:name="gr5" style:family="graphic">
      <style:graphic-properties draw:fill="solid" draw:fill-color="#a5a585" draw:stroke="none" draw:textarea-horizontal-align="left" draw:textarea-vertical-align="top" fo:margin="0.000000000000000pt" style:wrap="biggest" style:wrap-contour="false" style:wrap-dynamic-threshold="0.000000000000000pt" svg:fill-rule="evenodd"/>
    </style:style>
    <style:style style:name="gr6" style:family="graphic">
      <style:graphic-properties draw:fill="solid" draw:fill-color="#7a7a5a" draw:stroke="none" draw:textarea-horizontal-align="left" draw:textarea-vertical-align="top" fo:margin="0.000000000000000pt" style:wrap="biggest" style:wrap-contour="false" style:wrap-dynamic-threshold="0.000000000000000pt" svg:fill-rule="evenodd"/>
    </style:style>
    <style:style style:name="gr7" style:family="graphic">
      <style:graphic-properties draw:fill="solid" draw:fill-color="#ffffff" draw:stroke="none" draw:textarea-horizontal-align="left" draw:textarea-vertical-align="top" fo:margin="0.000000000000000pt" style:wrap="biggest" style:wrap-contour="false" style:wrap-dynamic-threshold="0.000000000000000pt" svg:fill-rule="evenodd"/>
    </style:style>
    <style:style style:name="gr8" style:family="graphic">
      <style:graphic-properties draw:fill="solid" draw:fill-color="#93936c" draw:stroke="none" draw:textarea-horizontal-align="left" draw:textarea-vertical-align="top" fo:margin="0.000000000000000pt" style:wrap="biggest" style:wrap-contour="false" style:wrap-dynamic-threshold="0.000000000000000pt" svg:fill-rule="evenodd"/>
    </style:style>
    <style:style style:name="gr9"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626248" svg:stroke-linecap="butt" svg:stroke-opacity="1" svg:stroke-width="0.028346505800000pt"/>
    </style:style>
    <style:style style:name="gr10"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0.028346505800000pt"/>
    </style:style>
    <style:style style:name="gr11" style:family="graphic">
      <style:graphic-properties draw:fill="solid" draw:fill-color="#ffffff"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12"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13" style:family="graphic">
      <style:graphic-properties draw:fill="solid" draw:fill-color="#b7b79d" draw:stroke="none" draw:textarea-horizontal-align="left" draw:textarea-vertical-align="top" fo:margin="0.000000000000000pt" style:wrap="biggest" style:wrap-contour="false" style:wrap-dynamic-threshold="0.000000000000000pt" svg:fill-rule="evenodd"/>
    </style:style>
    <style:style style:name="gr14"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ecece7" svg:stroke-linecap="butt" svg:stroke-opacity="1" svg:stroke-width="0.850395174000000pt"/>
    </style:style>
    <style:style style:name="gr15"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0.850395174000000pt"/>
    </style:style>
    <style:style style:name="gr16"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494936" svg:stroke-linecap="butt" svg:stroke-opacity="1" svg:stroke-width="0.850395174000000pt"/>
    </style:style>
    <style:style style:name="gr17"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ecece7" svg:stroke-linecap="butt" svg:stroke-opacity="1" svg:stroke-width="0.028346505800000pt"/>
    </style:style>
    <style:style style:name="gr18"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19" style:family="graphic">
      <style:graphic-properties draw:fill="solid" draw:fill-color="#000000" draw:stroke="none" draw:textarea-horizontal-align="left" draw:textarea-vertical-align="top" fo:margin="0.000000000000000pt" style:wrap="biggest" style:wrap-contour="false" style:wrap-dynamic-threshold="0.000000000000000pt" svg:fill-rule="evenodd"/>
    </style:style>
    <style:style style:name="gr20"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dbdbce" svg:stroke-linecap="butt" svg:stroke-opacity="1" svg:stroke-width="0.907088185600000pt"/>
    </style:style>
    <style:style style:name="gr21" style:family="graphic">
      <style:graphic-properties draw:fill="solid" draw:fill-color="#5a777a" draw:stroke="none" draw:textarea-horizontal-align="left" draw:textarea-vertical-align="top" fo:margin="0.000000000000000pt" style:wrap="biggest" style:wrap-contour="false" style:wrap-dynamic-threshold="0.000000000000000pt" svg:fill-rule="evenodd"/>
    </style:style>
    <style:style style:name="gr22" style:family="graphic">
      <style:graphic-properties draw:fill="solid" draw:fill-color="#e7ecec" draw:stroke="none" draw:textarea-horizontal-align="left" draw:textarea-vertical-align="top" fo:margin="0.000000000000000pt" style:wrap="biggest" style:wrap-contour="false" style:wrap-dynamic-threshold="0.000000000000000pt" svg:fill-rule="evenodd"/>
    </style:style>
    <style:style style:name="gr23"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5a777a" svg:stroke-linecap="butt" svg:stroke-opacity="1" svg:stroke-width="0.0283465058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172.75466276944pt">
          <draw:path draw:style-name="gr2" xml:id="shape-2" draw:id="shape-2" draw:layer="" svg:width="68.42846500120pt" svg:height="20.32444465860pt" svg:x="240.36700520712pt" svg:y="206.92558828164pt" svg:viewBox="0 0 68 20" svg:d="M20.231 0L68.4285 0L48.1691 20.3244L0 20.3244Z" calligra:nodeTypes="ccccc">
            <draw:glue-point draw:id="4" svg:x="0.50000000000pt" svg:y="0.50000000000pt" draw:align="center"/>
            <draw:glue-point draw:id="5" svg:x="0.50000000000pt" svg:y="0.50000000000pt" draw:align="center"/>
          </draw:path>
          <draw:path draw:style-name="gr3" xml:id="shape-3" draw:id="shape-3" draw:layer="" svg:width="68.42846500120pt" svg:height="20.32444465860pt" svg:x="240.36700520712pt" svg:y="206.92558828164pt" svg:viewBox="0 0 68 20" svg:d="M20.231 0L68.4285 0L48.1691 20.3244L0 20.3244Z" calligra:nodeTypes="ccccc">
            <draw:glue-point draw:id="4" svg:x="0.50000000000pt" svg:y="0.50000000000pt" draw:align="center"/>
            <draw:glue-point draw:id="5" svg:x="0.50000000000pt" svg:y="0.50000000000pt" draw:align="center"/>
          </draw:path>
          <draw:path draw:style-name="gr4" xml:id="shape-4" draw:id="shape-4" draw:layer="" svg:width="4.73386646860pt" svg:height="2.09764142920pt" svg:x="262.47727973112pt" svg:y="223.82010573844pt" svg:viewBox="0 0 5 2" svg:d="M0 0L0 0.0839057L0 0.19578L0.0281778 0.307654L0.0845333 0.419528L0.140889 0.503434L0.197244 0.615308L0.281778 0.699214L0.366311 0.811088L0.479022 0.894994L0.591733 1.00687L0.704444 1.09077L0.845333 1.17468L0.986222 1.25858L1.12711 1.34249L1.29618 1.4264L1.46524 1.5103L1.63431 1.56624L1.83156 1.65014L2.0288 1.70608L2.19787 1.76202L2.42329 1.81796L2.62053 1.87389L2.84596 1.90186L3.07138 1.9578L3.2968 1.9578L3.5504 2.01374L3.74764 2.0417L4.00124 2.06967L4.25484 2.06967L4.48027 2.09764L4.73387 2.09764" calligra:nodeTypes="cccccccccccccccccccccccccccccccc">
            <draw:glue-point draw:id="4" svg:x="0.50000000000pt" svg:y="0.50000000000pt" draw:align="center"/>
            <draw:glue-point draw:id="5" svg:x="0.50000000000pt" svg:y="0.50000000000pt" draw:align="center"/>
          </draw:path>
          <draw:path draw:style-name="gr4" xml:id="shape-5" draw:id="shape-5" draw:layer="" svg:width="4.47874791640pt" svg:height="2.09764142920pt" svg:x="266.67256258952pt" svg:y="223.82010573844pt" svg:viewBox="0 0 4 2" svg:d="M0 2.09764L0.225346 2.09764L0.450692 2.06967L0.676037 2.0417L0.901383 2.01374L1.1549 2.01374L1.38024 1.9578L1.57742 1.9578L1.80277 1.90186L2.02811 1.84592L2.22529 1.78999L2.42247 1.73405L2.61965 1.67811L2.81682 1.59421L2.98583 1.53827L3.15484 1.45436L3.32385 1.39843L3.46469 1.28655L3.60553 1.23062L3.74637 1.11874L3.85905 1.03484L3.97172 0.922962L4.05622 0.839057L4.1689 0.727182L4.22523 0.615308L4.30974 0.531402L4.36608 0.419528L4.39424 0.307654L4.42241 0.19578L4.45058 0.0839057L4.47875 0" calligra:nodeTypes="ccccccccccccccccccccccccccccccc">
            <draw:glue-point draw:id="4" svg:x="0.50000000000pt" svg:y="0.50000000000pt" draw:align="center"/>
            <draw:glue-point draw:id="5" svg:x="0.50000000000pt" svg:y="0.50000000000pt" draw:align="center"/>
          </draw:path>
          <draw:path draw:style-name="gr4" xml:id="shape-6" draw:id="shape-6" draw:layer="" svg:width="4.73386646860pt" svg:height="1.81417637120pt" svg:x="263.01586334132pt" svg:y="219.85159492644pt" svg:viewBox="0 0 5 2" svg:d="M4.73387 0L4.48027 0L4.22667 0L4.00124 0L3.77582 0.0279104L3.5504 0.0558208L3.2968 0.0558208L3.07138 0.0837312L2.84596 0.139552L2.62053 0.167462L2.42329 0.195373L2.22604 0.251194L2.00062 0.307014L1.83156 0.362835L1.63431 0.418656L1.46524 0.502387L1.268 0.558208L1.12711 0.614029L0.986222 0.66985L0.817156 0.753581L0.704444 0.837312L0.591733 0.921043L0.479022 1.00477L0.366311 1.08851L0.281778 1.17224L0.197244 1.28388L0.112711 1.36761L0.0845333 1.45134L0.0281778 1.53507L0 1.6188L0 1.73045L0 1.81418" calligra:nodeTypes="cccccccccccccccccccccccccccccccc">
            <draw:glue-point draw:id="4" svg:x="0.50000000000pt" svg:y="0.50000000000pt" draw:align="center"/>
            <draw:glue-point draw:id="5" svg:x="0.50000000000pt" svg:y="0.50000000000pt" draw:align="center"/>
          </draw:path>
          <draw:path draw:style-name="gr4" xml:id="shape-7" draw:id="shape-7" draw:layer="" svg:width="4.45040141060pt" svg:height="1.81417637120pt" svg:x="267.21114619972pt" svg:y="219.85159492644pt" svg:viewBox="0 0 4 2" svg:d="M4.4504 1.81418L4.4504 1.70253L4.42223 1.6188L4.39407 1.53507L4.33773 1.42343L4.30957 1.3397L4.22506 1.22806L4.14056 1.14433L4.05606 1.0606L3.94339 0.976864L3.85889 0.893133L3.74622 0.809402L3.57722 0.753581L3.46455 0.641939L3.29555 0.586119L3.15471 0.502387L2.98571 0.446566L2.78854 0.390746L2.59137 0.307014L2.42237 0.279104L2.2252 0.223283L1.99986 0.195373L1.80269 0.139552L1.57736 0.111642L1.38019 0.0558208L1.15485 0.0558208L0.929514 0.0279104L0.704177 0L0.450674 0L0.225337 0L0 0" calligra:nodeTypes="ccccccccccccccccccccccccccccccc">
            <draw:glue-point draw:id="4" svg:x="0.50000000000pt" svg:y="0.50000000000pt" draw:align="center"/>
            <draw:glue-point draw:id="5" svg:x="0.50000000000pt" svg:y="0.50000000000pt" draw:align="center"/>
          </draw:path>
          <draw:path draw:style-name="gr5" xml:id="shape-8" draw:id="shape-8" draw:layer="" svg:width="48.18905986000pt" svg:height="2.09764142920pt" svg:x="240.36700520712pt" svg:y="227.25003294024pt" svg:viewBox="0 0 48 2" svg:d="M0 2.09764L48.1891 2.09764L48.1891 0L0 0Z" calligra:nodeTypes="ccccc">
            <draw:glue-point draw:id="4" svg:x="0.50000000000pt" svg:y="0.50000000000pt" draw:align="center"/>
            <draw:glue-point draw:id="5" svg:x="0.50000000000pt" svg:y="0.50000000000pt" draw:align="center"/>
          </draw:path>
          <draw:path draw:style-name="gr3" xml:id="shape-9" draw:id="shape-9" draw:layer="" svg:width="48.18905986000pt" svg:height="2.09764142920pt" svg:x="240.36700520712pt" svg:y="227.25003294024pt" svg:viewBox="0 0 48 2" svg:d="M0 2.09764L48.1891 2.09764L48.1891 0L0 0Z" calligra:nodeTypes="ccccc">
            <draw:glue-point draw:id="4" svg:x="0.50000000000pt" svg:y="0.50000000000pt" draw:align="center"/>
            <draw:glue-point draw:id="5" svg:x="0.50000000000pt" svg:y="0.50000000000pt" draw:align="center"/>
          </draw:path>
          <draw:path draw:style-name="gr5" xml:id="shape-10" draw:id="shape-10" draw:layer="" svg:width="48.18905986000pt" svg:height="32.96698624540pt" svg:x="260.63475685412pt" svg:y="173.95860203624pt" svg:viewBox="0 0 48 33" svg:d="M0 32.967L48.1891 32.967L48.1891 0L0 0Z" calligra:nodeTypes="ccccc">
            <draw:glue-point draw:id="4" svg:x="0.50000000000pt" svg:y="0.50000000000pt" draw:align="center"/>
            <draw:glue-point draw:id="5" svg:x="0.50000000000pt" svg:y="0.50000000000pt" draw:align="center"/>
          </draw:path>
          <draw:path draw:style-name="gr3" xml:id="shape-11" draw:id="shape-11" draw:layer="" svg:width="48.18905986000pt" svg:height="32.96698624540pt" svg:x="260.63475685412pt" svg:y="173.95860203624pt" svg:viewBox="0 0 48 33" svg:d="M0 32.967L48.1891 32.967L48.1891 0L0 0Z" calligra:nodeTypes="ccccc">
            <draw:glue-point draw:id="4" svg:x="0.50000000000pt" svg:y="0.50000000000pt" draw:align="center"/>
            <draw:glue-point draw:id="5" svg:x="0.50000000000pt" svg:y="0.50000000000pt" draw:align="center"/>
          </draw:path>
          <draw:path draw:style-name="gr6" xml:id="shape-12" draw:id="shape-12" draw:layer="" svg:width="1.33228577260pt" svg:height="34.27092551220pt" svg:x="308.79547020832pt" svg:y="172.65466276944pt" svg:viewBox="0 0 1 34" svg:d="M1.33229 32.9681L1.33229 0L0 1.27454L0 34.2709Z" calligra:nodeTypes="ccccc">
            <draw:glue-point draw:id="4" svg:x="0.50000000000pt" svg:y="0.50000000000pt" draw:align="center"/>
            <draw:glue-point draw:id="5" svg:x="0.50000000000pt" svg:y="0.50000000000pt" draw:align="center"/>
          </draw:path>
          <draw:path draw:style-name="gr3" xml:id="shape-13" draw:id="shape-13" draw:layer="" svg:width="1.33228577260pt" svg:height="34.27092551220pt" svg:x="308.79547020832pt" svg:y="172.65466276944pt" svg:viewBox="0 0 1 34" svg:d="M1.33229 32.9681L1.33229 0L0 1.27454L0 34.2709Z" calligra:nodeTypes="ccccc">
            <draw:glue-point draw:id="4" svg:x="0.50000000000pt" svg:y="0.50000000000pt" draw:align="center"/>
            <draw:glue-point draw:id="5" svg:x="0.50000000000pt" svg:y="0.50000000000pt" draw:align="center"/>
          </draw:path>
          <draw:path draw:style-name="gr7" xml:id="shape-14" draw:id="shape-14" draw:layer="" svg:width="43.42684688560pt" svg:height="28.20477327100pt" svg:x="263.01586334132pt" svg:y="176.59482707564pt" svg:viewBox="0 0 43 28" svg:d="M0 28.2048L43.4268 28.2048L43.4268 0L0 0Z" calligra:nodeTypes="ccccc">
            <draw:glue-point draw:id="4" svg:x="0.50000000000pt" svg:y="0.50000000000pt" draw:align="center"/>
            <draw:glue-point draw:id="5" svg:x="0.50000000000pt" svg:y="0.50000000000pt" draw:align="center"/>
          </draw:path>
          <draw:path draw:style-name="gr3" xml:id="shape-15" draw:id="shape-15" draw:layer="" svg:width="43.42684688560pt" svg:height="28.20477327100pt" svg:x="263.01586334132pt" svg:y="176.59482707564pt" svg:viewBox="0 0 43 28" svg:d="M0 28.2048L43.4268 28.2048L43.4268 0L0 0Z" calligra:nodeTypes="ccccc">
            <draw:glue-point draw:id="4" svg:x="0.50000000000pt" svg:y="0.50000000000pt" draw:align="center"/>
            <draw:glue-point draw:id="5" svg:x="0.50000000000pt" svg:y="0.50000000000pt" draw:align="center"/>
          </draw:path>
          <draw:path draw:style-name="gr8" xml:id="shape-16" draw:id="shape-16" draw:layer="" svg:width="51.05205694580pt" svg:height="10.54490015760pt" svg:x="252.47096318372pt" svg:y="208.51299260644pt" svg:viewBox="0 0 51 11" svg:d="M10.5107 0L51.0521 0L40.513 10.5449L0 10.5449Z" calligra:nodeTypes="ccccc">
            <draw:glue-point draw:id="4" svg:x="0.50000000000pt" svg:y="0.50000000000pt" draw:align="center"/>
            <draw:glue-point draw:id="5" svg:x="0.50000000000pt" svg:y="0.50000000000pt" draw:align="center"/>
          </draw:path>
          <draw:path draw:style-name="gr3" xml:id="shape-17" draw:id="shape-17" draw:layer="" svg:width="51.05205694580pt" svg:height="10.54490015760pt" svg:x="252.47096318372pt" svg:y="208.51299260644pt" svg:viewBox="0 0 51 11" svg:d="M10.5107 0L51.0521 0L40.513 10.5449L0 10.5449Z" calligra:nodeTypes="ccccc">
            <draw:glue-point draw:id="4" svg:x="0.50000000000pt" svg:y="0.50000000000pt" draw:align="center"/>
            <draw:glue-point draw:id="5" svg:x="0.50000000000pt" svg:y="0.50000000000pt" draw:align="center"/>
          </draw:path>
          <draw:path draw:style-name="gr6" xml:id="shape-18" draw:id="shape-18" draw:layer="" svg:width="3.96851081200pt" svg:height="2.35275998140pt" svg:x="265.36862332272pt" svg:y="221.97758286144pt" svg:viewBox="0 0 4 2" svg:d="M3.96851 1.14837L3.96851 1.09235L3.94037 1.03633L3.94037 0.980317L3.91222 0.924299L3.88407 0.840271L3.85593 0.812262L3.82778 0.756244L3.79964 0.700226L3.74335 0.644208L3.7152 0.58819L3.65891 0.532172L3.60262 0.476154L3.54633 0.420136L3.46189 0.392127L3.4056 0.364118L3.34931 0.3081L3.26487 0.252081L3.18044 0.224072L3.096 0.196063L3.01156 0.168054L2.92713 0.112036L2.84269 0.112036L2.75826 0.0840271L2.67382 0.0560181L2.56124 0.028009L2.4768 0L2.36422 0L2.27978 0L2.1672 0L2.05462 0L1.97018 0L1.8576 0L1.77316 0L1.66058 0L1.57615 0L1.49171 0L1.37913 0.028009L1.29469 0.0560181L1.18211 0.0840271L1.09767 0.112036L1.01324 0.112036L0.9288 0.168054L0.844364 0.196063L0.759928 0.224072L0.675491 0.252081L0.6192 0.3081L0.534764 0.364118L0.478473 0.392127L0.422182 0.420136L0.337746 0.476154L0.3096 0.532172L0.225164 0.58819L0.197018 0.644208L0.140727 0.700226L0.112582 0.756244L0.0844364 0.812262L0.0562909 0.840271L0.0281455 0.924299L0.0281455 0.980317L0 1.03633L0 1.09235L0 1.14837L0 1.2324L0 1.28842L0.0281455 1.34443L0.0281455 1.40045L0.0562909 1.45647L0.0844364 1.51249L0.112582 1.56851L0.140727 1.62452L0.197018 1.68054L0.225164 1.73656L0.3096 1.79258L0.337746 1.8486L0.422182 1.90462L0.478473 1.93262L0.534764 1.96063L0.6192 2.01665L0.675491 2.07267L0.759928 2.10068L0.844364 2.12869L0.9288 2.1567L1.01324 2.21271L1.09767 2.21271L1.18211 2.24072L1.29469 2.26873L1.37913 2.29674L1.49171 2.29674L1.57615 2.32475L1.66058 2.32475L1.77316 2.32475L1.8576 2.35276L1.97018 2.35276L2.05462 2.35276L2.1672 2.32475L2.27978 2.32475L2.36422 2.32475L2.4768 2.29674L2.56124 2.29674L2.67382 2.26873L2.75826 2.24072L2.84269 2.21271L2.92713 2.21271L3.01156 2.1567L3.096 2.12869L3.18044 2.10068L3.26487 2.07267L3.34931 2.01665L3.4056 1.96063L3.46189 1.93262L3.54633 1.90462L3.60262 1.8486L3.65891 1.79258L3.7152 1.73656L3.74335 1.68054L3.79964 1.62452L3.82778 1.56851L3.85593 1.51249L3.88407 1.45647L3.91222 1.40045L3.94037 1.34443L3.94037 1.28842L3.96851 1.2324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4" xml:id="shape-19" draw:id="shape-19" draw:layer="" svg:width="3.68504575400pt" svg:height="2.09764142920pt" svg:x="265.36862332272pt" svg:y="221.97758286144pt" svg:viewBox="0 0 4 2" svg:d="M3.68505 1.03484L3.68505 0.978899L3.65692 0.922962L3.65692 0.867025L3.62879 0.839057L3.60066 0.755151L3.60066 0.727182L3.5444 0.671245L3.51627 0.615308L3.48813 0.559371L3.43187 0.531402L3.37561 0.475465L3.34748 0.419528L3.26309 0.39156L3.20683 0.363591L3.1787 0.307654L3.09431 0.251717L3.03805 0.251717L2.95366 0.19578L2.8974 0.167811L2.81301 0.139843L2.72862 0.111874L2.64423 0.0839057L2.55984 0.0559371L2.47545 0.0559371L2.39106 0.0279686L2.27854 0L2.19415 0L2.08163 0L2.02537 0L1.91285 0L1.82846 0L1.71594 0L1.63155 0L1.54716 0L1.46277 0L1.37838 0L1.29399 0.0279686L1.18147 0.0559371L1.09707 0.0559371L1.04081 0.0839057L0.928294 0.111874L0.843904 0.139843L0.759513 0.167811L0.703253 0.19578L0.618863 0.251717L0.562602 0.251717L0.478212 0.307654L0.421952 0.363591L0.365692 0.39156L0.309431 0.419528L0.253171 0.475465L0.225041 0.531402L0.168781 0.559371L0.11252 0.615308L0.11252 0.671245L0.0562602 0.727182L0.0562602 0.755151L0.0281301 0.839057L0 0.867025L0 0.922962L0 0.978899L0 1.03484L0 1.09077L0 1.14671L0 1.20265L0.0281301 1.23062L0.0562602 1.28655L0.0562602 1.34249L0.11252 1.39843L0.11252 1.45436L0.168781 1.5103L0.225041 1.53827L0.253171 1.59421L0.309431 1.65014L0.365692 1.67811L0.421952 1.70608L0.478212 1.76202L0.562602 1.78999L0.618863 1.84592L0.703253 1.87389L0.759513 1.90186L0.843904 1.92983L0.928294 1.9578L1.04081 1.98577L1.09707 2.01374L1.18147 2.01374L1.29399 2.0417L1.37838 2.06967L1.46277 2.09764L1.54716 2.09764L1.63155 2.09764L1.71594 2.09764L1.82846 2.09764L1.91285 2.09764L2.02537 2.09764L2.08163 2.09764L2.19415 2.09764L2.27854 2.06967L2.39106 2.0417L2.47545 2.01374L2.55984 2.01374L2.64423 1.98577L2.72862 1.9578L2.81301 1.92983L2.8974 1.90186L2.95366 1.87389L3.03805 1.84592L3.09431 1.78999L3.1787 1.76202L3.20683 1.70608L3.26309 1.67811L3.34748 1.65014L3.37561 1.59421L3.43187 1.53827L3.48813 1.5103L3.51627 1.45436L3.5444 1.39843L3.60066 1.34249L3.60066 1.28655L3.62879 1.23062L3.65692 1.20265L3.65692 1.14671L3.68505 1.09077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9" xml:id="shape-20" draw:id="shape-20" draw:layer="" svg:width="4.70551996280pt" svg:height="2.09764142920pt" svg:x="262.76074478912pt" svg:y="224.07522429064pt" svg:viewBox="0 0 5 2" svg:d="M0 0L0 0.111874L0 0.19578L0.0563535 0.307654L0.0845303 0.419528L0.140884 0.531402L0.197237 0.615308L0.281768 0.727182L0.366298 0.811088L0.479005 0.922962L0.563535 1.00687L0.704419 1.09077L0.817126 1.20265L0.95801 1.28655L1.12707 1.34249L1.26795 1.4264L1.43702 1.5103L1.63425 1.59421L1.80331 1.65014L2.00055 1.70608L2.19779 1.76202L2.4232 1.84592L2.62044 1.87389L2.84585 1.92983L3.04309 1.9578L3.29668 1.98577L3.5221 2.01374L3.74751 2.0417L3.97292 2.06967L4.22651 2.09764L4.45193 2.09764L4.70552 2.09764" calligra:nodeTypes="cccccccccccccccccccccccccccccccc">
            <draw:glue-point draw:id="4" svg:x="0.50000000000pt" svg:y="0.50000000000pt" draw:align="center"/>
            <draw:glue-point draw:id="5" svg:x="0.50000000000pt" svg:y="0.50000000000pt" draw:align="center"/>
          </draw:path>
          <draw:path draw:style-name="gr9" xml:id="shape-21" draw:id="shape-21" draw:layer="" svg:width="4.47874791640pt" svg:height="2.09764142920pt" svg:x="266.92768114172pt" svg:y="224.07522429064pt" svg:viewBox="0 0 4 2" svg:d="M0 2.09764L0.225346 2.09764L0.450692 2.09764L0.704206 2.06967L0.929551 2.0417L1.1549 2.01374L1.38024 1.98577L1.57742 1.9578L1.80277 1.90186L1.99994 1.84592L2.22529 1.81796L2.45064 1.76202L2.61965 1.70608L2.81682 1.62218L2.98583 1.53827L3.15484 1.48233L3.32385 1.39843L3.46469 1.31452L3.60553 1.23062L3.74637 1.14671L3.85905 1.03484L3.97172 0.950931L4.08439 0.839057L4.1689 0.727182L4.22523 0.615308L4.30974 0.531402L4.36608 0.419528L4.39424 0.307654L4.45058 0.19578L4.45058 0.111874L4.47875 0" calligra:nodeTypes="ccccccccccccccccccccccccccccccc">
            <draw:glue-point draw:id="4" svg:x="0.50000000000pt" svg:y="0.50000000000pt" draw:align="center"/>
            <draw:glue-point draw:id="5" svg:x="0.50000000000pt" svg:y="0.50000000000pt" draw:align="center"/>
          </draw:path>
          <draw:path draw:style-name="gr9" xml:id="shape-22" draw:id="shape-22" draw:layer="" svg:width="4.70551996280pt" svg:height="1.84252287700pt" svg:x="263.27098189352pt" svg:y="220.10671347864pt" svg:viewBox="0 0 5 2" svg:d="M4.70552 0L4.45193 0L4.22651 0L4.0011 0L3.74751 0.027917L3.5221 0.055834L3.2685 0.055834L3.07127 0.083751L2.84585 0.111668L2.62044 0.195419L2.4232 0.195419L2.19779 0.251253L2.00055 0.307087L1.80331 0.362921L1.63425 0.418755L1.46519 0.502506L1.26795 0.55834L1.12707 0.614174L0.95801 0.697925L0.817126 0.781676L0.704419 0.865427L0.591712 0.921261L0.479005 1.03293L0.338121 1.08876L0.281768 1.17251L0.197237 1.28418L0.140884 1.36793L0.0845303 1.45168L0.0281768 1.53544L0 1.61919L0 1.73085L0 1.84252" calligra:nodeTypes="cccccccccccccccccccccccccccccccc">
            <draw:glue-point draw:id="4" svg:x="0.50000000000pt" svg:y="0.50000000000pt" draw:align="center"/>
            <draw:glue-point draw:id="5" svg:x="0.50000000000pt" svg:y="0.50000000000pt" draw:align="center"/>
          </draw:path>
          <draw:path draw:style-name="gr9" xml:id="shape-23" draw:id="shape-23" draw:layer="" svg:width="4.47874791640pt" svg:height="1.84252287700pt" svg:x="267.46626475192pt" svg:y="220.10671347864pt" svg:viewBox="0 0 4 2" svg:d="M4.47875 1.84252L4.45058 1.73085L4.42241 1.61919L4.42241 1.53544L4.36608 1.42377L4.30974 1.34002L4.22523 1.25627L4.1689 1.17251L4.08439 1.08876L3.97172 0.977095L3.85905 0.893344L3.74637 0.809593L3.60553 0.725842L3.46469 0.670008L3.32385 0.586257L3.15484 0.530423L2.98583 0.446672L2.81682 0.390838L2.61965 0.335004L2.42247 0.27917L2.22529 0.251253L2.02811 0.195419L1.80277 0.139585L1.60559 0.111668L1.35207 0.055834L1.1549 0.055834L0.929551 0.027917L0.704206 0L0.450692 0L0.225346 0L0 0" calligra:nodeTypes="ccccccccccccccccccccccccccccccc">
            <draw:glue-point draw:id="4" svg:x="0.50000000000pt" svg:y="0.50000000000pt" draw:align="center"/>
            <draw:glue-point draw:id="5" svg:x="0.50000000000pt" svg:y="0.50000000000pt" draw:align="center"/>
          </draw:path>
          <draw:path draw:style-name="gr6" xml:id="shape-24" draw:id="shape-24" draw:layer="" svg:width="20.26775164700pt" svg:height="22.16696753560pt" svg:x="288.55606506712pt" svg:y="206.92558828164pt" svg:viewBox="0 0 20 22" svg:d="M20.2678 1.84017L0 22.167L0 20.2985L20.2678 0Z" calligra:nodeTypes="ccccc">
            <draw:glue-point draw:id="4" svg:x="0.50000000000pt" svg:y="0.50000000000pt" draw:align="center"/>
            <draw:glue-point draw:id="5" svg:x="0.50000000000pt" svg:y="0.50000000000pt" draw:align="center"/>
          </draw:path>
          <draw:path draw:style-name="gr3" xml:id="shape-25" draw:id="shape-25" draw:layer="" svg:width="20.26775164700pt" svg:height="22.16696753560pt" svg:x="288.55606506712pt" svg:y="206.92558828164pt" svg:viewBox="0 0 20 22" svg:d="M20.2678 1.84017L0 22.167L0 20.2985L20.2678 0Z" calligra:nodeTypes="ccccc">
            <draw:glue-point draw:id="4" svg:x="0.50000000000pt" svg:y="0.50000000000pt" draw:align="center"/>
            <draw:glue-point draw:id="5" svg:x="0.50000000000pt" svg:y="0.50000000000pt" draw:align="center"/>
          </draw:path>
          <draw:path draw:style-name="gr6" xml:id="shape-26" draw:id="shape-26" draw:layer="" svg:width="3.94016430620pt" svg:height="0.51023710440pt" svg:x="301.96396231052pt" svg:y="205.36653046264pt" svg:viewBox="0 0 4 1" svg:d="M0 0L0 0.510237L3.94016 0.510237L3.94016 0Z" calligra:nodeTypes="ccccc">
            <draw:glue-point draw:id="4" svg:x="0.50000000000pt" svg:y="0.50000000000pt" draw:align="center"/>
            <draw:glue-point draw:id="5" svg:x="0.50000000000pt" svg:y="0.50000000000pt" draw:align="center"/>
          </draw:path>
          <draw:path draw:style-name="gr3" xml:id="shape-27" draw:id="shape-27" draw:layer="" svg:width="3.94016430620pt" svg:height="0.51023710440pt" svg:x="301.96396231052pt" svg:y="205.36653046264pt" svg:viewBox="0 0 4 1" svg:d="M0 0L0 0.510237L3.94016 0.510237L3.94016 0Z" calligra:nodeTypes="ccccc">
            <draw:glue-point draw:id="4" svg:x="0.50000000000pt" svg:y="0.50000000000pt" draw:align="center"/>
            <draw:glue-point draw:id="5" svg:x="0.50000000000pt" svg:y="0.50000000000pt" draw:align="center"/>
          </draw:path>
          <draw:path draw:style-name="gr10" xml:id="shape-28" draw:id="shape-28" draw:layer="" svg:width="40.28038474180pt" svg:height="0.00000000000pt" svg:x="260.63475685412pt" svg:y="211.14921764584pt" svg:viewBox="0 0 40 0" svg:d="M40.2804 0L0 0" calligra:nodeTypes="cc">
            <draw:glue-point draw:id="4" svg:x="0.50000000000pt" svg:y="0.50000000000pt" draw:align="center"/>
            <draw:glue-point draw:id="5" svg:x="0.50000000000pt" svg:y="0.50000000000pt" draw:align="center"/>
          </draw:path>
          <draw:path draw:style-name="gr10" xml:id="shape-29" draw:id="shape-29" draw:layer="" svg:width="40.28038474180pt" svg:height="0.00000000000pt" svg:x="257.99853181472pt" svg:y="213.78544268524pt" svg:viewBox="0 0 40 0" svg:d="M40.2804 0L0 0" calligra:nodeTypes="cc">
            <draw:glue-point draw:id="4" svg:x="0.50000000000pt" svg:y="0.50000000000pt" draw:align="center"/>
            <draw:glue-point draw:id="5" svg:x="0.50000000000pt" svg:y="0.50000000000pt" draw:align="center"/>
          </draw:path>
          <draw:path draw:style-name="gr10" xml:id="shape-30" draw:id="shape-30" draw:layer="" svg:width="40.30873124760pt" svg:height="0.00000000000pt" svg:x="255.36230677532pt" svg:y="216.42166772464pt" svg:viewBox="0 0 40 0" svg:d="M40.3087 0L0 0" calligra:nodeTypes="cc">
            <draw:glue-point draw:id="4" svg:x="0.50000000000pt" svg:y="0.50000000000pt" draw:align="center"/>
            <draw:glue-point draw:id="5" svg:x="0.50000000000pt" svg:y="0.50000000000pt" draw:align="center"/>
          </draw:path>
          <draw:path draw:style-name="gr2" xml:id="shape-31" draw:id="shape-31" draw:layer="" svg:width="49.49299912680pt" svg:height="1.30393926680pt" svg:x="260.63475685412pt" svg:y="172.65466276944pt" svg:viewBox="0 0 49 1" svg:d="M1.30319 0L49.493 0L48.1615 1.30394L0 1.30394Z" calligra:nodeTypes="ccccc">
            <draw:glue-point draw:id="4" svg:x="0.50000000000pt" svg:y="0.50000000000pt" draw:align="center"/>
            <draw:glue-point draw:id="5" svg:x="0.50000000000pt" svg:y="0.50000000000pt" draw:align="center"/>
          </draw:path>
          <draw:path draw:style-name="gr3" xml:id="shape-32" draw:id="shape-32" draw:layer="" svg:width="49.49299912680pt" svg:height="1.30393926680pt" svg:x="260.63475685412pt" svg:y="172.65466276944pt" svg:viewBox="0 0 49 1" svg:d="M1.30319 0L49.493 0L48.1615 1.30394L0 1.30394Z" calligra:nodeTypes="ccccc">
            <draw:glue-point draw:id="4" svg:x="0.50000000000pt" svg:y="0.50000000000pt" draw:align="center"/>
            <draw:glue-point draw:id="5" svg:x="0.50000000000pt" svg:y="0.50000000000pt" draw:align="center"/>
          </draw:path>
          <draw:glue-point draw:id="4" svg:x="-19.0701%" svg:y="-50%"/>
          <draw:glue-point draw:id="5" svg:x="50%" svg:y="-50%"/>
          <draw:glue-point draw:id="6" svg:x="15.46%" svg:y="-50%"/>
          <draw:glue-point draw:id="7" svg:x="-50%" svg:y="50%"/>
          <draw:glue-point draw:id="8" svg:x="19.07%" svg:y="50%"/>
          <draw:glue-point draw:id="9" svg:x="-15.4701%" svg:y="50%"/>
          <draw:glue-point draw:id="10" svg:x="50%" svg:y="8.14%"/>
          <draw:glue-point draw:id="11" svg:x="50%" svg:y="-20.9301%"/>
          <draw:glue-point draw:id="12" svg:x="12.5%" svg:y="-1.6001%"/>
          <draw:glue-point draw:id="13" svg:x="0.50000000000pt" svg:y="0.50000000000pt" draw:align="center"/>
        </draw:g>
        <draw:g draw:style-name="gr1" xml:id="shape-33" draw:id="shape-33" svg:y="168.51202208232pt">
          <draw:path draw:style-name="gr11" xml:id="shape-34" draw:id="shape-34" draw:layer="" svg:width="110.24547039523pt" svg:height="42.66795157943pt" svg:x="313.95452960474pt" svg:y="172.73204842055pt" svg:viewBox="0 0 110 43" svg:d="M0 10.6617L55.0952 10.6617L55.0952 0L110.245 21.3233L55.0952 42.668L55.0952 31.985L0 31.985Z" calligra:nodeTypes="cccccccc">
            <draw:glue-point draw:id="4" svg:x="0.50000000000pt" svg:y="0.50000000000pt" draw:align="center"/>
            <draw:glue-point draw:id="5" svg:x="0.50000000000pt" svg:y="0.50000000000pt" draw:align="center"/>
          </draw:path>
          <draw:path draw:style-name="gr12" xml:id="shape-35" draw:id="shape-35" draw:layer="" svg:width="110.24547039523pt" svg:height="42.66795157943pt" svg:x="313.95452960474pt" svg:y="172.73204842055pt" svg:viewBox="0 0 110 43" svg:d="M0 10.6617L55.0952 10.6617L55.0952 0L110.245 21.3233L55.0952 42.668L55.0952 31.985L0 31.985Z" calligra:nodeTypes="cccccccc">
            <draw:glue-point draw:id="4" svg:x="0.50000000000pt" svg:y="0.50000000000pt" draw:align="center"/>
            <draw:glue-point draw:id="5" svg:x="0.50000000000pt" svg:y="0.50000000000pt" draw:align="center"/>
          </draw:path>
          <draw:glue-point draw:id="4" svg:x="-50%" svg:y="-25.0001%"/>
          <draw:glue-point draw:id="5" svg:x="0%" svg:y="-25.0001%"/>
          <draw:glue-point draw:id="6" svg:x="0%" svg:y="-50%"/>
          <draw:glue-point draw:id="7" svg:x="50%" svg:y="0%"/>
          <draw:glue-point draw:id="8" svg:x="0%" svg:y="50%"/>
          <draw:glue-point draw:id="9" svg:x="0%" svg:y="25%"/>
          <draw:glue-point draw:id="10" svg:x="-50%" svg:y="25%"/>
          <draw:glue-point draw:id="11" svg:x="-25.0001%" svg:y="-25.0001%"/>
          <draw:glue-point draw:id="12" svg:x="0%" svg:y="-37.5001%"/>
          <draw:glue-point draw:id="13" svg:x="25%" svg:y="-25.0001%"/>
          <draw:glue-point draw:id="14" svg:x="25%" svg:y="25%"/>
          <draw:glue-point draw:id="15" svg:x="0%" svg:y="37.5%"/>
          <draw:glue-point draw:id="16" svg:x="-25.0001%" svg:y="25%"/>
          <draw:glue-point draw:id="17" svg:x="-50%" svg:y="-25.0001%"/>
          <draw:glue-point draw:id="18" svg:x="0%" svg:y="-25.0001%"/>
          <draw:glue-point draw:id="19" svg:x="0%" svg:y="-50%"/>
          <draw:glue-point draw:id="20" svg:x="50%" svg:y="0%"/>
          <draw:glue-point draw:id="21" svg:x="0%" svg:y="50%"/>
          <draw:glue-point draw:id="22" svg:x="0%" svg:y="25%"/>
          <draw:glue-point draw:id="23" svg:x="-50%" svg:y="25%"/>
          <draw:glue-point draw:id="24" svg:x="-25.0001%" svg:y="-25.0001%"/>
          <draw:glue-point draw:id="25" svg:x="0%" svg:y="-37.5001%"/>
          <draw:glue-point draw:id="26" svg:x="25%" svg:y="-25.0001%"/>
          <draw:glue-point draw:id="27" svg:x="25%" svg:y="25%"/>
          <draw:glue-point draw:id="28" svg:x="0%" svg:y="37.5%"/>
          <draw:glue-point draw:id="29" svg:x="-25.0001%" svg:y="25%"/>
          <draw:glue-point draw:id="30" svg:x="-3.8501%" svg:y="0%"/>
          <draw:glue-point draw:id="31" svg:x="0.50000000000pt" svg:y="0.50000000000pt" draw:align="center"/>
        </draw:g>
        <draw:g draw:style-name="gr1" xml:id="shape-36" draw:id="shape-36" svg:y="170.63334242588pt">
          <draw:path draw:style-name="gr13" xml:id="shape-37" draw:id="shape-37" draw:layer="" svg:width="76.95223376363pt" svg:height="130.19980319605pt" svg:x="426.75345551497pt" svg:y="169.02438607741pt" svg:viewBox="0 0 77 130" svg:d="M0 0L0 130.2L76.9522 130.2L76.9522 0Z" calligra:nodeTypes="ccccc">
            <draw:glue-point draw:id="4" svg:x="0.50000000000pt" svg:y="0.50000000000pt" draw:align="center"/>
            <draw:glue-point draw:id="5" svg:x="0.50000000000pt" svg:y="0.50000000000pt" draw:align="center"/>
          </draw:path>
          <draw:path draw:style-name="gr3" xml:id="shape-38" draw:id="shape-38" draw:layer="" svg:width="76.95223376363pt" svg:height="130.19980319605pt" svg:x="426.75345551497pt" svg:y="169.02438607741pt" svg:viewBox="0 0 77 130" svg:d="M0 0L0 130.2L76.9522 130.2L76.9522 0Z" calligra:nodeTypes="ccccc">
            <draw:glue-point draw:id="4" svg:x="0.50000000000pt" svg:y="0.50000000000pt" draw:align="center"/>
            <draw:glue-point draw:id="5" svg:x="0.50000000000pt" svg:y="0.50000000000pt" draw:align="center"/>
          </draw:path>
          <draw:path draw:style-name="gr2" xml:id="shape-39" draw:id="shape-39" draw:layer="" svg:width="87.36259079929pt" svg:height="10.48069728591pt" svg:x="426.75345551497pt" svg:y="158.54368879150pt" svg:viewBox="0 0 87 10" svg:d="M0 10.4807L10.402 0L87.3626 0L76.8903 10.4807Z" calligra:nodeTypes="ccccc">
            <draw:glue-point draw:id="4" svg:x="0.50000000000pt" svg:y="0.50000000000pt" draw:align="center"/>
            <draw:glue-point draw:id="5" svg:x="0.50000000000pt" svg:y="0.50000000000pt" draw:align="center"/>
          </draw:path>
          <draw:path draw:style-name="gr3" xml:id="shape-40" draw:id="shape-40" draw:layer="" svg:width="173.74041809521pt" svg:height="20.96139457181pt" svg:x="426.75345551497pt" svg:y="158.54368879150pt" svg:viewBox="0 0 174 21" svg:d="M86.8702 10.4807L97.2721 0L173.74 0ZM86.8702 10.9698L76.9603 20.9614L0 20.9614ZM86.8702 10.9698" calligra:nodeTypes="ccccccccc">
            <draw:glue-point draw:id="4" svg:x="0.50000000000pt" svg:y="0.50000000000pt" draw:align="center"/>
            <draw:glue-point draw:id="5" svg:x="0.50000000000pt" svg:y="0.50000000000pt" draw:align="center"/>
          </draw:path>
          <draw:path draw:style-name="gr2" xml:id="shape-41" draw:id="shape-41" draw:layer="" svg:width="35.17012512049pt" svg:height="17.09268080856pt" svg:x="431.46625228112pt" svg:y="176.62113310343pt" svg:viewBox="0 0 35 17" svg:d="M0 0L35.1701 0L35.1701 17.0927L0 17.0927Z" calligra:nodeTypes="ccccc">
            <draw:glue-point draw:id="4" svg:x="0.50000000000pt" svg:y="0.50000000000pt" draw:align="center"/>
            <draw:glue-point draw:id="5" svg:x="0.50000000000pt" svg:y="0.50000000000pt" draw:align="center"/>
          </draw:path>
          <draw:path draw:style-name="gr9" xml:id="shape-42" draw:id="shape-42" draw:layer="" svg:width="35.09978487025pt" svg:height="17.09268080856pt" svg:x="431.46625228112pt" svg:y="176.62113310343pt" svg:viewBox="0 0 35 17" svg:d="M0 0L35.0998 0L35.0998 17.0927L0 17.0927Z" calligra:nodeTypes="ccccc">
            <draw:glue-point draw:id="4" svg:x="0.50000000000pt" svg:y="0.50000000000pt" draw:align="center"/>
            <draw:glue-point draw:id="5" svg:x="0.50000000000pt" svg:y="0.50000000000pt" draw:align="center"/>
          </draw:path>
          <draw:path draw:style-name="gr14" xml:id="shape-43" draw:id="shape-43" draw:layer="" svg:width="24.75976808482pt" svg:height="0.00000000000pt" svg:x="436.24938929750pt" svg:y="185.13230338259pt" svg:viewBox="0 0 25 0" svg:d="M0 0L24.7598 0" calligra:nodeTypes="cc">
            <draw:glue-point draw:id="4" svg:x="0.50000000000pt" svg:y="0.50000000000pt" draw:align="center"/>
            <draw:glue-point draw:id="5" svg:x="0.50000000000pt" svg:y="0.50000000000pt" draw:align="center"/>
          </draw:path>
          <draw:path draw:style-name="gr6" xml:id="shape-44" draw:id="shape-44" draw:layer="" svg:width="10.41035703566pt" svg:height="140.68050048195pt" svg:x="503.70568927860pt" svg:y="158.54368879150pt" svg:viewBox="0 0 10 141" svg:d="M0 140.681L10.4104 130.135L10.4104 0L0 10.4052Z" calligra:nodeTypes="ccccc">
            <draw:glue-point draw:id="4" svg:x="0.50000000000pt" svg:y="0.50000000000pt" draw:align="center"/>
            <draw:glue-point draw:id="5" svg:x="0.50000000000pt" svg:y="0.50000000000pt" draw:align="center"/>
          </draw:path>
          <draw:path draw:style-name="gr3" xml:id="shape-45" draw:id="shape-45" draw:layer="" svg:width="19.83595056796pt" svg:height="140.11777848003pt" svg:x="503.70568927860pt" svg:y="159.10641079343pt" svg:viewBox="0 0 20 140" svg:d="M9.91798 130.134L19.836 120.151ZM9.91798 0L0 9.913L0 140.118ZM9.91798 0" calligra:nodeTypes="cccccccc">
            <draw:glue-point draw:id="4" svg:x="0.50000000000pt" svg:y="0.50000000000pt" draw:align="center"/>
            <draw:glue-point draw:id="5" svg:x="0.50000000000pt" svg:y="0.50000000000pt" draw:align="center"/>
          </draw:path>
          <draw:path draw:style-name="gr14" xml:id="shape-46" draw:id="shape-46" draw:layer="" svg:width="76.03781051050pt" svg:height="0.00000000000pt" svg:x="427.73821901835pt" svg:y="290.64267874406pt" svg:viewBox="0 0 76 0" svg:d="M0 0L76.0378 0" calligra:nodeTypes="cc">
            <draw:glue-point draw:id="4" svg:x="0.50000000000pt" svg:y="0.50000000000pt" draw:align="center"/>
            <draw:glue-point draw:id="5" svg:x="0.50000000000pt" svg:y="0.50000000000pt" draw:align="center"/>
          </draw:path>
          <draw:path draw:style-name="gr15" xml:id="shape-47" draw:id="shape-47" draw:layer="" svg:width="76.03781051050pt" svg:height="0.00000000000pt" svg:x="427.73821901835pt" svg:y="221.28719200645pt" svg:viewBox="0 0 76 0" svg:d="M0 0L76.0378 0" calligra:nodeTypes="cc">
            <draw:glue-point draw:id="4" svg:x="0.50000000000pt" svg:y="0.50000000000pt" draw:align="center"/>
            <draw:glue-point draw:id="5" svg:x="0.50000000000pt" svg:y="0.50000000000pt" draw:align="center"/>
          </draw:path>
          <draw:path draw:style-name="gr16" xml:id="shape-48" draw:id="shape-48" draw:layer="" svg:width="76.95223376363pt" svg:height="0.00000000000pt" svg:x="426.75345551497pt" svg:y="289.72825549092pt" svg:viewBox="0 0 77 0" svg:d="M0 0L76.9522 0" calligra:nodeTypes="cc">
            <draw:glue-point draw:id="4" svg:x="0.50000000000pt" svg:y="0.50000000000pt" draw:align="center"/>
            <draw:glue-point draw:id="5" svg:x="0.50000000000pt" svg:y="0.50000000000pt" draw:align="center"/>
          </draw:path>
          <draw:path draw:style-name="gr15" xml:id="shape-49" draw:id="shape-49" draw:layer="" svg:width="76.95223376363pt" svg:height="0.00000000000pt" svg:x="426.75345551497pt" svg:y="220.30242850308pt" svg:viewBox="0 0 77 0" svg:d="M0 0L76.9522 0" calligra:nodeTypes="cc">
            <draw:glue-point draw:id="4" svg:x="0.50000000000pt" svg:y="0.50000000000pt" draw:align="center"/>
            <draw:glue-point draw:id="5" svg:x="0.50000000000pt" svg:y="0.50000000000pt" draw:align="center"/>
          </draw:path>
          <draw:path draw:style-name="gr17" xml:id="shape-50" draw:id="shape-50" draw:layer="" svg:width="34.18536161711pt" svg:height="16.17825755542pt" svg:x="431.46625228112pt" svg:y="176.62113310343pt" svg:viewBox="0 0 34 16" svg:d="M0 16.1783L0 0L34.1854 0" calligra:nodeTypes="ccc">
            <draw:glue-point draw:id="4" svg:x="0.50000000000pt" svg:y="0.50000000000pt" draw:align="center"/>
            <draw:glue-point draw:id="5" svg:x="0.50000000000pt" svg:y="0.50000000000pt" draw:align="center"/>
          </draw:path>
          <draw:glue-point draw:id="4" svg:x="-38.0601%" svg:y="-50%"/>
          <draw:glue-point draw:id="5" svg:x="50%" svg:y="-50%"/>
          <draw:glue-point draw:id="6" svg:x="5.97%" svg:y="-50%"/>
          <draw:glue-point draw:id="7" svg:x="-50%" svg:y="50%"/>
          <draw:glue-point draw:id="8" svg:x="38.09%" svg:y="50%"/>
          <draw:glue-point draw:id="9" svg:x="-5.9701%" svg:y="50%"/>
          <draw:glue-point draw:id="10" svg:x="-50%" svg:y="-42.5501%"/>
          <draw:glue-point draw:id="11" svg:x="-50%" svg:y="3.72%"/>
          <draw:glue-point draw:id="12" svg:x="50%" svg:y="42.91%"/>
          <draw:glue-point draw:id="13" svg:x="50%" svg:y="-3.5401%"/>
          <draw:glue-point draw:id="14" svg:x="0%" svg:y="0.05%"/>
          <draw:glue-point draw:id="15" svg:x="0.50000000000pt" svg:y="0.50000000000pt" draw:align="center"/>
        </draw:g>
        <draw:frame draw:style-name="gr18" xml:id="shape-51" draw:id="shape-51" draw:layer="" svg:width="300.00000000000pt" svg:height="200.00000000000pt" svg:x="219.59999999997pt" svg:y="152.59999999998pt">
          <draw:text-box>
            <text:p text:style-name="P1">Examination Laptop</text:p>
          </draw:text-box>
          <draw:glue-point draw:id="4" svg:x="0.50000000000pt" svg:y="0.50000000000pt" draw:align="center"/>
        </draw:frame>
        <draw:frame draw:style-name="gr18" xml:id="shape-52" draw:id="shape-52" draw:layer="" svg:width="97.80000000000pt" svg:height="47.20000000000pt" svg:x="334.79999999996pt" svg:y="186.79999999998pt">
          <draw:text-box>
            <text:p text:style-name="P1">submit();</text:p>
          </draw:text-box>
          <draw:glue-point draw:id="4" svg:x="0.50000000000pt" svg:y="0.50000000000pt" draw:align="center"/>
        </draw:frame>
        <draw:g draw:style-name="gr1" xml:id="shape-53" draw:id="shape-53" svg:y="70.05349419999pt">
          <draw:path draw:style-name="gr11" xml:id="shape-54" draw:id="shape-54" draw:layer="" svg:width="171.72522655895pt" svg:height="171.72522655895pt" svg:x="430.07477344100pt" svg:y="26.27477344103pt" svg:viewBox="0 0 172 172" svg:d="M0 85.8197L24.4586 61.2753L24.4586 24.4586L61.2753 24.4586L85.8197 0L110.364 24.4586L147.181 24.4586L147.181 61.2753L171.725 85.8197L147.181 110.364L147.181 147.181L110.364 147.181L85.8197 171.725L61.2753 147.181L24.4586 147.181L24.4586 110.364Z" calligra:nodeTypes="ccccccccccccccccc">
            <draw:glue-point draw:id="4" svg:x="0.50000000000pt" svg:y="0.50000000000pt" draw:align="center"/>
            <draw:glue-point draw:id="5" svg:x="0.50000000000pt" svg:y="0.50000000000pt" draw:align="center"/>
          </draw:path>
          <draw:path draw:style-name="gr12" xml:id="shape-55" draw:id="shape-55" draw:layer="" svg:width="171.72522655895pt" svg:height="171.72522655895pt" svg:x="430.07477344100pt" svg:y="26.27477344103pt" svg:viewBox="0 0 172 172" svg:d="M0 85.8197L24.4586 61.2753L24.4586 24.4586L61.2753 24.4586L85.8197 0L110.364 24.4586L147.181 24.4586L147.181 61.2753L171.725 85.8197L147.181 110.364L147.181 147.181L110.364 147.181L85.8197 171.725L61.2753 147.181L24.4586 147.181L24.4586 110.364Z" calligra:nodeTypes="ccccccccccccccccc">
            <draw:glue-point draw:id="4" svg:x="0.50000000000pt" svg:y="0.50000000000pt" draw:align="center"/>
            <draw:glue-point draw:id="5" svg:x="0.50000000000pt" svg:y="0.50000000000pt" draw:align="center"/>
          </draw:path>
          <draw:glue-point draw:id="4" svg:x="-50%" svg:y="0%"/>
          <draw:glue-point draw:id="5" svg:x="-35.7101%" svg:y="-14.2901%"/>
          <draw:glue-point draw:id="6" svg:x="-35.7101%" svg:y="-35.7101%"/>
          <draw:glue-point draw:id="7" svg:x="-14.2901%" svg:y="-35.7101%"/>
          <draw:glue-point draw:id="8" svg:x="0%" svg:y="-50%"/>
          <draw:glue-point draw:id="9" svg:x="14.29%" svg:y="-35.7101%"/>
          <draw:glue-point draw:id="10" svg:x="35.71%" svg:y="-35.7101%"/>
          <draw:glue-point draw:id="11" svg:x="35.71%" svg:y="-14.2901%"/>
          <draw:glue-point draw:id="12" svg:x="50%" svg:y="0%"/>
          <draw:glue-point draw:id="13" svg:x="35.71%" svg:y="14.29%"/>
          <draw:glue-point draw:id="14" svg:x="35.71%" svg:y="35.71%"/>
          <draw:glue-point draw:id="15" svg:x="14.29%" svg:y="35.71%"/>
          <draw:glue-point draw:id="16" svg:x="0%" svg:y="50%"/>
          <draw:glue-point draw:id="17" svg:x="-14.2901%" svg:y="35.71%"/>
          <draw:glue-point draw:id="18" svg:x="-35.7101%" svg:y="35.71%"/>
          <draw:glue-point draw:id="19" svg:x="-35.7101%" svg:y="14.29%"/>
          <draw:glue-point draw:id="20" svg:x="-42.8601%" svg:y="-7.1401%"/>
          <draw:glue-point draw:id="21" svg:x="-35.7101%" svg:y="-25.0001%"/>
          <draw:glue-point draw:id="22" svg:x="-25.0001%" svg:y="-35.7101%"/>
          <draw:glue-point draw:id="23" svg:x="-7.1401%" svg:y="-42.8601%"/>
          <draw:glue-point draw:id="24" svg:x="7.14%" svg:y="-42.8601%"/>
          <draw:glue-point draw:id="25" svg:x="25%" svg:y="-35.7101%"/>
          <draw:glue-point draw:id="26" svg:x="35.71%" svg:y="-25.0001%"/>
          <draw:glue-point draw:id="27" svg:x="42.86%" svg:y="-7.1401%"/>
          <draw:glue-point draw:id="28" svg:x="42.86%" svg:y="7.14%"/>
          <draw:glue-point draw:id="29" svg:x="35.71%" svg:y="25%"/>
          <draw:glue-point draw:id="30" svg:x="25%" svg:y="35.71%"/>
          <draw:glue-point draw:id="31" svg:x="7.14%" svg:y="42.86%"/>
          <draw:glue-point draw:id="32" svg:x="-7.1401%" svg:y="42.86%"/>
          <draw:glue-point draw:id="33" svg:x="-25.0001%" svg:y="35.71%"/>
          <draw:glue-point draw:id="34" svg:x="-35.7101%" svg:y="25%"/>
          <draw:glue-point draw:id="35" svg:x="-50%" svg:y="0%"/>
          <draw:glue-point draw:id="36" svg:x="-35.7101%" svg:y="-14.2901%"/>
          <draw:glue-point draw:id="37" svg:x="-35.7101%" svg:y="-35.7101%"/>
          <draw:glue-point draw:id="38" svg:x="-14.2901%" svg:y="-35.7101%"/>
          <draw:glue-point draw:id="39" svg:x="0%" svg:y="-50%"/>
          <draw:glue-point draw:id="40" svg:x="14.29%" svg:y="-35.7101%"/>
          <draw:glue-point draw:id="41" svg:x="35.71%" svg:y="-35.7101%"/>
          <draw:glue-point draw:id="42" svg:x="35.71%" svg:y="-14.2901%"/>
          <draw:glue-point draw:id="43" svg:x="50%" svg:y="0%"/>
          <draw:glue-point draw:id="44" svg:x="35.71%" svg:y="14.29%"/>
          <draw:glue-point draw:id="45" svg:x="35.71%" svg:y="35.71%"/>
          <draw:glue-point draw:id="46" svg:x="14.29%" svg:y="35.71%"/>
          <draw:glue-point draw:id="47" svg:x="0%" svg:y="50%"/>
          <draw:glue-point draw:id="48" svg:x="-14.2901%" svg:y="35.71%"/>
          <draw:glue-point draw:id="49" svg:x="-35.7101%" svg:y="35.71%"/>
          <draw:glue-point draw:id="50" svg:x="-35.7101%" svg:y="14.29%"/>
          <draw:glue-point draw:id="51" svg:x="-42.8601%" svg:y="-7.1401%"/>
          <draw:glue-point draw:id="52" svg:x="-35.7101%" svg:y="-25.0001%"/>
          <draw:glue-point draw:id="53" svg:x="-25.0001%" svg:y="-35.7101%"/>
          <draw:glue-point draw:id="54" svg:x="-7.1401%" svg:y="-42.8601%"/>
          <draw:glue-point draw:id="55" svg:x="7.14%" svg:y="-42.8601%"/>
          <draw:glue-point draw:id="56" svg:x="25%" svg:y="-35.7101%"/>
          <draw:glue-point draw:id="57" svg:x="35.71%" svg:y="-25.0001%"/>
          <draw:glue-point draw:id="58" svg:x="42.86%" svg:y="-7.1401%"/>
          <draw:glue-point draw:id="59" svg:x="42.86%" svg:y="7.14%"/>
          <draw:glue-point draw:id="60" svg:x="35.71%" svg:y="25%"/>
          <draw:glue-point draw:id="61" svg:x="25%" svg:y="35.71%"/>
          <draw:glue-point draw:id="62" svg:x="7.14%" svg:y="42.86%"/>
          <draw:glue-point draw:id="63" svg:x="-7.1401%" svg:y="42.86%"/>
          <draw:glue-point draw:id="64" svg:x="-25.0001%" svg:y="35.71%"/>
          <draw:glue-point draw:id="65" svg:x="-35.7101%" svg:y="25%"/>
          <draw:glue-point draw:id="66" svg:x="1.38%" svg:y="-0.2301%"/>
          <draw:glue-point draw:id="67" svg:x="0.50000000000pt" svg:y="0.50000000000pt" draw:align="center"/>
        </draw:g>
        <draw:frame draw:style-name="gr18" xml:id="shape-56" draw:id="shape-56" draw:layer="" svg:width="121.20000000000pt" svg:height="120.40000000000pt" svg:x="452.39999999995pt" svg:y="67.99999999999pt">
          <draw:text-box>
            <text:p text:style-name="P2"><text:s/>Exam Number</text:p>
            <text:p text:style-name="P2"/>
            <text:p text:style-name="P2"><text:s/>Exam Center</text:p>
            <text:p text:style-name="P2"/>
            <text:p text:style-name="P2"><text:s/>Answers</text:p>
            <text:p text:style-name="P2">EVERYTHING HASHED</text:p>
          </draw:text-box>
          <draw:glue-point draw:id="4" svg:x="0.50000000000pt" svg:y="0.50000000000pt" draw:align="center"/>
        </draw:frame>
        <draw:g draw:style-name="gr1" xml:id="shape-57" draw:id="shape-57" svg:y="185.85349419998pt">
          <draw:path draw:style-name="gr11" xml:id="shape-58" draw:id="shape-58" draw:layer="" svg:width="164.52698018628pt" svg:height="56.69301160000pt" svg:x="514.67301981366pt" svg:y="185.87352053821pt" svg:viewBox="0 0 165 57" svg:d="M0 14.1662L82.2224 14.1662L82.2224 0L164.527 28.3323L82.2224 56.693L82.2224 42.4985L0 42.4985L41.1112 28.3323Z" calligra:nodeTypes="ccccccccc">
            <draw:glue-point draw:id="4" svg:x="0.50000000000pt" svg:y="0.50000000000pt" draw:align="center"/>
            <draw:glue-point draw:id="5" svg:x="0.50000000000pt" svg:y="0.50000000000pt" draw:align="center"/>
          </draw:path>
          <draw:path draw:style-name="gr12" xml:id="shape-59" draw:id="shape-59" draw:layer="" svg:width="164.52698018628pt" svg:height="56.69301160000pt" svg:x="514.67301981366pt" svg:y="185.87352053821pt" svg:viewBox="0 0 165 57" svg:d="M0 14.1662L82.2224 14.1662L82.2224 0L164.527 28.3323L82.2224 56.693L82.2224 42.4985L0 42.4985L41.1112 28.3323Z" calligra:nodeTypes="ccccccccc">
            <draw:glue-point draw:id="4" svg:x="0.50000000000pt" svg:y="0.50000000000pt" draw:align="center"/>
            <draw:glue-point draw:id="5" svg:x="0.50000000000pt" svg:y="0.50000000000pt" draw:align="center"/>
          </draw:path>
          <draw:glue-point draw:id="4" svg:x="-50%" svg:y="-25.0001%"/>
          <draw:glue-point draw:id="5" svg:x="0%" svg:y="-25.0001%"/>
          <draw:glue-point draw:id="6" svg:x="0%" svg:y="-50%"/>
          <draw:glue-point draw:id="7" svg:x="50%" svg:y="0%"/>
          <draw:glue-point draw:id="8" svg:x="0%" svg:y="50%"/>
          <draw:glue-point draw:id="9" svg:x="0%" svg:y="25%"/>
          <draw:glue-point draw:id="10" svg:x="-50%" svg:y="25%"/>
          <draw:glue-point draw:id="11" svg:x="-25.0001%" svg:y="0%"/>
          <draw:glue-point draw:id="12" svg:x="-25.0001%" svg:y="-25.0001%"/>
          <draw:glue-point draw:id="13" svg:x="0%" svg:y="-37.5001%"/>
          <draw:glue-point draw:id="14" svg:x="25%" svg:y="-25.0001%"/>
          <draw:glue-point draw:id="15" svg:x="25%" svg:y="25%"/>
          <draw:glue-point draw:id="16" svg:x="0%" svg:y="37.5%"/>
          <draw:glue-point draw:id="17" svg:x="-25.0001%" svg:y="25%"/>
          <draw:glue-point draw:id="18" svg:x="-37.5001%" svg:y="12.5%"/>
          <draw:glue-point draw:id="19" svg:x="-50%" svg:y="-25.0001%"/>
          <draw:glue-point draw:id="20" svg:x="0%" svg:y="-25.0001%"/>
          <draw:glue-point draw:id="21" svg:x="0%" svg:y="-50%"/>
          <draw:glue-point draw:id="22" svg:x="50%" svg:y="0%"/>
          <draw:glue-point draw:id="23" svg:x="0%" svg:y="50%"/>
          <draw:glue-point draw:id="24" svg:x="0%" svg:y="25%"/>
          <draw:glue-point draw:id="25" svg:x="-50%" svg:y="25%"/>
          <draw:glue-point draw:id="26" svg:x="-25.0001%" svg:y="0%"/>
          <draw:glue-point draw:id="27" svg:x="-25.0001%" svg:y="-25.0001%"/>
          <draw:glue-point draw:id="28" svg:x="0%" svg:y="-37.5001%"/>
          <draw:glue-point draw:id="29" svg:x="25%" svg:y="-25.0001%"/>
          <draw:glue-point draw:id="30" svg:x="25%" svg:y="25%"/>
          <draw:glue-point draw:id="31" svg:x="0%" svg:y="37.5%"/>
          <draw:glue-point draw:id="32" svg:x="-25.0001%" svg:y="25%"/>
          <draw:glue-point draw:id="33" svg:x="-37.5001%" svg:y="12.5%"/>
          <draw:glue-point draw:id="34" svg:x="-7.5001%" svg:y="0.83%"/>
          <draw:glue-point draw:id="35" svg:x="0.50000000000pt" svg:y="0.50000000000pt" draw:align="center"/>
        </draw:g>
        <draw:g draw:style-name="gr1" xml:id="shape-60" draw:id="shape-60" svg:y="236.85349419998pt">
          <draw:path draw:style-name="gr11" xml:id="shape-61" draw:id="shape-61" draw:layer="" svg:width="166.96653213822pt" svg:height="56.69301160000pt" svg:x="513.59999999996pt" svg:y="239.27301981368pt" svg:viewBox="0 0 167 57" svg:d="M166.967 14.1662L83.4415 14.1662L83.4415 0L0 28.3323L83.4415 56.693L83.4415 42.4985L166.967 42.4985L125.162 28.3323Z" calligra:nodeTypes="ccccccccc">
            <draw:glue-point draw:id="4" svg:x="0.50000000000pt" svg:y="0.50000000000pt" draw:align="center"/>
            <draw:glue-point draw:id="5" svg:x="0.50000000000pt" svg:y="0.50000000000pt" draw:align="center"/>
          </draw:path>
          <draw:path draw:style-name="gr12" xml:id="shape-62" draw:id="shape-62" draw:layer="" svg:width="166.96653213822pt" svg:height="56.69301160000pt" svg:x="513.59999999996pt" svg:y="239.27301981368pt" svg:viewBox="0 0 167 57" svg:d="M166.967 14.1662L83.4415 14.1662L83.4415 0L0 28.3323L83.4415 56.693L83.4415 42.4985L166.967 42.4985L125.162 28.3323Z" calligra:nodeTypes="ccccccccc">
            <draw:glue-point draw:id="4" svg:x="0.50000000000pt" svg:y="0.50000000000pt" draw:align="center"/>
            <draw:glue-point draw:id="5" svg:x="0.50000000000pt" svg:y="0.50000000000pt" draw:align="center"/>
          </draw:path>
          <draw:glue-point draw:id="4" svg:x="50%" svg:y="-25.0001%"/>
          <draw:glue-point draw:id="5" svg:x="0%" svg:y="-25.0001%"/>
          <draw:glue-point draw:id="6" svg:x="0%" svg:y="-50%"/>
          <draw:glue-point draw:id="7" svg:x="-50%" svg:y="0%"/>
          <draw:glue-point draw:id="8" svg:x="0%" svg:y="50%"/>
          <draw:glue-point draw:id="9" svg:x="0%" svg:y="25%"/>
          <draw:glue-point draw:id="10" svg:x="50%" svg:y="25%"/>
          <draw:glue-point draw:id="11" svg:x="25%" svg:y="0%"/>
          <draw:glue-point draw:id="12" svg:x="25%" svg:y="-25.0001%"/>
          <draw:glue-point draw:id="13" svg:x="0%" svg:y="-37.5001%"/>
          <draw:glue-point draw:id="14" svg:x="-25.0001%" svg:y="-25.0001%"/>
          <draw:glue-point draw:id="15" svg:x="-25.0001%" svg:y="25%"/>
          <draw:glue-point draw:id="16" svg:x="0%" svg:y="37.5%"/>
          <draw:glue-point draw:id="17" svg:x="25%" svg:y="25%"/>
          <draw:glue-point draw:id="18" svg:x="37.5%" svg:y="12.5%"/>
          <draw:glue-point draw:id="19" svg:x="50%" svg:y="-25.0001%"/>
          <draw:glue-point draw:id="20" svg:x="0%" svg:y="-25.0001%"/>
          <draw:glue-point draw:id="21" svg:x="0%" svg:y="-50%"/>
          <draw:glue-point draw:id="22" svg:x="-50%" svg:y="0%"/>
          <draw:glue-point draw:id="23" svg:x="0%" svg:y="50%"/>
          <draw:glue-point draw:id="24" svg:x="0%" svg:y="25%"/>
          <draw:glue-point draw:id="25" svg:x="50%" svg:y="25%"/>
          <draw:glue-point draw:id="26" svg:x="25%" svg:y="0%"/>
          <draw:glue-point draw:id="27" svg:x="25%" svg:y="-25.0001%"/>
          <draw:glue-point draw:id="28" svg:x="0%" svg:y="-37.5001%"/>
          <draw:glue-point draw:id="29" svg:x="-25.0001%" svg:y="-25.0001%"/>
          <draw:glue-point draw:id="30" svg:x="-25.0001%" svg:y="25%"/>
          <draw:glue-point draw:id="31" svg:x="0%" svg:y="37.5%"/>
          <draw:glue-point draw:id="32" svg:x="25%" svg:y="25%"/>
          <draw:glue-point draw:id="33" svg:x="37.5%" svg:y="12.5%"/>
          <draw:glue-point draw:id="34" svg:x="7.5%" svg:y="0.83%"/>
          <draw:glue-point draw:id="35" svg:x="0.50000000000pt" svg:y="0.50000000000pt" draw:align="center"/>
        </draw:g>
        <draw:frame draw:style-name="gr18" xml:id="shape-63" draw:id="shape-63" draw:layer="" svg:width="300.00000000000pt" svg:height="200.00000000000pt" svg:x="529.79999999995pt" svg:y="261.19999999997pt">
          <draw:text-box>
            <text:p text:style-name="P1"><text:s/>Marked Papers</text:p>
          </draw:text-box>
          <draw:glue-point draw:id="4" svg:x="0.50000000000pt" svg:y="0.50000000000pt" draw:align="center"/>
        </draw:frame>
        <draw:frame draw:style-name="gr18" xml:id="shape-64" draw:id="shape-64" draw:layer="" svg:width="300.00000000000pt" svg:height="200.00000000000pt" svg:x="556.19999999994pt" svg:y="205.39999999998pt">
          <draw:text-box>
            <text:p text:style-name="P1">Student Answers</text:p>
          </draw:text-box>
          <draw:glue-point draw:id="4" svg:x="0.50000000000pt" svg:y="0.50000000000pt" draw:align="center"/>
        </draw:frame>
        <draw:g draw:style-name="gr1" xml:id="shape-65" draw:id="shape-65" svg:y="218.85349419998pt">
          <draw:path draw:style-name="gr13" xml:id="shape-66" draw:id="shape-66" draw:layer="" svg:width="41.04259240772pt" svg:height="26.51342215290pt" svg:x="713.71314903786pt" svg:y="192.50402010049pt" svg:viewBox="0 0 41 27" svg:d="M0 24.7582L0 19.1691L1.10926 14.6424L2.21852 11.8248L4.43704 8.45289L6.70177 6.18954L10.6304 2.77144L12.8951 1.66286L15.7145 0.508097L18.5339 0L20.7986 0L24.1264 0.508097L26.3911 1.06238L30.8744 2.77144L34.2946 6.18954L36.5131 8.45289L38.7779 12.3791L39.8871 15.7972L41.0426 20.2777L41.0426 21.9867L41.0426 25.3587L34.2946 24.7582L34.2946 21.9867L34.2946 20.2777L33.6937 17.4601L32.5845 15.7972L31.4752 13.4877L30.3198 11.8248L28.6559 10.1157L26.3911 8.96098L24.1264 7.85241L22.4625 7.29812L20.1978 7.29812L17.3784 7.29812L15.1599 8.45289L11.7859 10.67L9.52114 13.4877L7.85725 16.9058L7.30262 19.7234L6.14715 23.0953L6.70177 26.5134Z" calligra:nodeTypes="cccccccccccccccccccccccccccccccccccccccccc">
            <draw:glue-point draw:id="4" svg:x="0.50000000000pt" svg:y="0.50000000000pt" draw:align="center"/>
            <draw:glue-point draw:id="5" svg:x="0.50000000000pt" svg:y="0.50000000000pt" draw:align="center"/>
          </draw:path>
          <draw:path draw:style-name="gr2" xml:id="shape-67" draw:id="shape-67" draw:layer="" svg:width="73.10856370260pt" svg:height="12.40069308373pt" svg:x="698.53618138314pt" svg:y="226.92982478070pt" svg:viewBox="0 0 73 12" svg:d="M0 12.4007L12.9015 0L73.1086 0L60.1608 12.4007Z" calligra:nodeTypes="ccccc">
            <draw:glue-point draw:id="4" svg:x="0.50000000000pt" svg:y="0.50000000000pt" draw:align="center"/>
            <draw:glue-point draw:id="5" svg:x="0.50000000000pt" svg:y="0.50000000000pt" draw:align="center"/>
          </draw:path>
          <draw:path draw:style-name="gr3" xml:id="shape-68" draw:id="shape-68" draw:layer="" svg:width="73.10856370260pt" svg:height="12.40069308373pt" svg:x="698.53618138314pt" svg:y="226.92982478070pt" svg:viewBox="0 0 73 12" svg:d="M0 12.4007L12.9015 0L73.1086 0L60.1608 12.4007Z" calligra:nodeTypes="ccccc">
            <draw:glue-point draw:id="4" svg:x="0.50000000000pt" svg:y="0.50000000000pt" draw:align="center"/>
            <draw:glue-point draw:id="5" svg:x="0.50000000000pt" svg:y="0.50000000000pt" draw:align="center"/>
          </draw:path>
          <draw:path draw:style-name="gr6" xml:id="shape-69" draw:id="shape-69" draw:layer="" svg:width="13.51120291213pt" svg:height="58.16295226213pt" svg:x="758.68879708781pt" svg:y="226.32829862365pt" svg:viewBox="0 0 14 58" svg:d="M0 58.163L13.5112 45.1248L13.5112 0L0 13.5005Z" calligra:nodeTypes="ccccc">
            <draw:glue-point draw:id="4" svg:x="0.50000000000pt" svg:y="0.50000000000pt" draw:align="center"/>
            <draw:glue-point draw:id="5" svg:x="0.50000000000pt" svg:y="0.50000000000pt" draw:align="center"/>
          </draw:path>
          <draw:path draw:style-name="gr3" xml:id="shape-70" draw:id="shape-70" draw:layer="" svg:width="13.51120291213pt" svg:height="58.16295226213pt" svg:x="758.68879708781pt" svg:y="226.32829862365pt" svg:viewBox="0 0 14 58" svg:d="M0 58.163L13.5112 45.1248L13.5112 0L0 13.5005Z" calligra:nodeTypes="ccccc">
            <draw:glue-point draw:id="4" svg:x="0.50000000000pt" svg:y="0.50000000000pt" draw:align="center"/>
            <draw:glue-point draw:id="5" svg:x="0.50000000000pt" svg:y="0.50000000000pt" draw:align="center"/>
          </draw:path>
          <draw:path draw:style-name="gr13" xml:id="shape-71" draw:id="shape-71" draw:layer="" svg:width="60.15261570467pt" svg:height="45.71598793555pt" svg:x="698.53618138314pt" svg:y="239.33051786443pt" svg:viewBox="0 0 60 46" svg:d="M0 0L0 45.716L60.1526 45.716L60.1526 0Z" calligra:nodeTypes="ccccc">
            <draw:glue-point draw:id="4" svg:x="0.50000000000pt" svg:y="0.50000000000pt" draw:align="center"/>
            <draw:glue-point draw:id="5" svg:x="0.50000000000pt" svg:y="0.50000000000pt" draw:align="center"/>
          </draw:path>
          <draw:path draw:style-name="gr3" xml:id="shape-72" draw:id="shape-72" draw:layer="" svg:width="60.15261570467pt" svg:height="45.71598793555pt" svg:x="698.53618138314pt" svg:y="239.33051786443pt" svg:viewBox="0 0 60 46" svg:d="M0 0L0 45.716L60.1526 45.716L60.1526 0Z" calligra:nodeTypes="ccccc">
            <draw:glue-point draw:id="4" svg:x="0.50000000000pt" svg:y="0.50000000000pt" draw:align="center"/>
            <draw:glue-point draw:id="5" svg:x="0.50000000000pt" svg:y="0.50000000000pt" draw:align="center"/>
          </draw:path>
          <draw:path draw:style-name="gr19" xml:id="shape-73" draw:id="shape-73" draw:layer="" svg:width="13.46493166928pt" svg:height="13.51120291213pt" svg:x="723.80027997910pt" svg:y="251.73121094816pt" svg:viewBox="0 0 13 14" svg:d="M13.4649 6.73254L13.4649 6.40975L13.4188 6.04084L13.3727 5.71805L13.2805 5.39526L13.2344 5.02635L13.1421 4.70356L13.0038 4.38077L12.9116 4.05797L12.7732 3.73518L12.5888 3.4585L12.4043 3.18182L12.266 2.85903L12.0354 2.62846L11.8049 2.30567L11.5743 2.0751L11.3437 1.79842L11.1132 1.61397L10.8365 1.3834L10.5598 1.19895L10.2831 1.01449L9.96036 0.83004L9.68368 0.6917L9.36089 0.507247L9.0381 0.41502L8.71532 0.27668L8.39253 0.184453L8.06974 0.13834L7.74695 0.0461133L7.37804 0L7.05526 0L6.73247 0L6.36356 0L6.04077 0L5.67187 0.0461133L5.34908 0.13834L5.02629 0.184453L4.7035 0.27668L4.38071 0.41502L4.05792 0.507247L3.73514 0.6917L3.45846 0.83004L3.13567 1.01449L2.85899 1.19895L2.58232 1.3834L2.35175 1.61397L2.07508 1.79842L1.7984 2.0751L1.61395 2.30567L1.38338 2.62846L1.19893 2.85903L1.01448 3.18182L0.83003 3.4585L0.645579 3.73518L0.507241 4.05797L0.415015 4.38077L0.276677 4.70356L0.184451 5.02635L0.138338 5.39526L0.0461128 5.71805L0 6.04084L0 6.40975L0 6.73254L0 7.05534L0 7.42424L0.0461128 7.74704L0.138338 8.11594L0.184451 8.43874L0.276677 8.76153L0.415015 9.08432L0.507241 9.361L0.645579 9.6838L0.83003 10.0066L1.01448 10.3294L1.19893 10.56L1.38338 10.8827L1.61395 11.1133L1.7984 11.39L2.07508 11.6206L2.35175 11.8511L2.58232 12.0817L2.85899 12.2661L3.13567 12.4506L3.45846 12.635L3.73514 12.7734L4.05792 12.9578L4.38071 13.0962L4.7035 13.1884L5.02629 13.2806L5.34908 13.3267L5.67187 13.419L6.04077 13.4651L6.36356 13.4651L6.73247 13.5112L7.05526 13.4651L7.37804 13.4651L7.74695 13.419L8.06974 13.3267L8.39253 13.2806L8.71532 13.1884L9.0381 13.0962L9.36089 12.9578L9.68368 12.7734L9.96036 12.635L10.2831 12.4506L10.5598 12.2661L10.8365 12.0817L11.1132 11.8511L11.3437 11.6206L11.5743 11.39L11.8049 11.1133L12.0354 10.8827L12.266 10.56L12.4043 10.3294L12.5888 10.0066L12.7732 9.6838L12.9116 9.361L13.0038 9.08432L13.1421 8.76153L13.2344 8.43874L13.2805 8.11594L13.3727 7.74704L13.4188 7.42424L13.4649 7.05534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0" xml:id="shape-74" draw:id="shape-74" draw:layer="" svg:width="13.46493166928pt" svg:height="13.55747415498pt" svg:x="723.24502506491pt" svg:y="251.17595603397pt" svg:viewBox="0 0 13 14" svg:d="M13.4649 6.77874L13.4649 6.40983L13.4188 6.08703L13.3727 5.71812L13.3266 5.39532L13.2344 5.02641L13.1421 4.70361L13.0038 4.38082L12.8655 4.10413L12.7732 3.78134L12.5888 3.45854L12.4043 3.18186L12.2199 2.85906L12.0815 2.62849L11.851 2.35181L11.6204 2.07512L11.3437 1.84455L11.1132 1.61399L10.8365 1.38342L10.5598 1.19896L10.2831 1.0145L10.0065 0.830049L9.68368 0.645594L9.36089 0.507252L9.08422 0.415025L8.76143 0.276683L8.39253 0.184455L8.06974 0.0922277L7.74695 0.0461139L7.37804 0L7.05526 0L6.73247 0L6.36356 0L6.04077 0L5.71798 0.0461139L5.34908 0.0922277L5.07241 0.184455L4.7035 0.276683L4.38071 0.415025L4.05792 0.507252L3.73514 0.645594L3.45846 0.830049L3.13567 1.0145L2.90511 1.19896L2.62843 1.38342L2.35175 1.61399L2.07508 1.84455L1.84451 2.07512L1.61395 2.35181L1.38338 2.62849L1.19893 2.85906L1.01448 3.18186L0.83003 3.45854L0.691692 3.78134L0.553353 4.10413L0.415015 4.38082L0.322789 4.70361L0.230564 5.02641L0.138338 5.39532L0.0922256 5.71812L0.0461128 6.08703L0 6.40983L0 6.77874L0 7.10153L0.0461128 7.42433L0.0922256 7.79324L0.138338 8.11604L0.230564 8.43884L0.322789 8.76163L0.415015 9.08443L0.553353 9.40723L0.691692 9.73002L0.83003 10.0528L1.01448 10.3295L1.19893 10.6523L1.38338 10.8829L1.61395 11.1596L1.84451 11.4362L2.07508 11.6668L2.35175 11.8974L2.62843 12.1279L2.90511 12.3124L3.13567 12.4969L3.45846 12.6813L3.73514 12.8658L4.05792 12.958L4.38071 13.0963L4.7035 13.2347L5.07241 13.3269L5.34908 13.373L5.71798 13.4652L6.04077 13.5114L6.36356 13.5575L6.73247 13.5575L7.05526 13.5575L7.37804 13.5114L7.74695 13.4652L8.06974 13.373L8.39253 13.3269L8.76143 13.2347L9.08422 13.0963L9.36089 12.958L9.68368 12.8658L10.0065 12.6813L10.2831 12.4969L10.5598 12.3124L10.8365 12.1279L11.1132 11.8974L11.3437 11.6668L11.6204 11.4362L11.851 11.1596L12.0815 10.8829L12.2199 10.6523L12.4043 10.3295L12.5888 10.0528L12.7732 9.73002L12.8655 9.40723L13.0038 9.08443L13.1421 8.76163L13.2344 8.43884L13.3266 8.11604L13.3727 7.79324L13.4188 7.42433L13.4649 7.10153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19" xml:id="shape-75" draw:id="shape-75" draw:layer="" svg:width="3.93305564223pt" svg:height="20.31307561104pt" svg:x="728.33486177838pt" svg:y="256.82104766163pt" svg:viewBox="0 0 4 20" svg:d="M0 0L3.93306 0L3.93306 20.3131L0 20.3131Z" calligra:nodeTypes="ccccc">
            <draw:glue-point draw:id="4" svg:x="0.50000000000pt" svg:y="0.50000000000pt" draw:align="center"/>
            <draw:glue-point draw:id="5" svg:x="0.50000000000pt" svg:y="0.50000000000pt" draw:align="center"/>
          </draw:path>
          <draw:path draw:style-name="gr10" xml:id="shape-76" draw:id="shape-76" draw:layer="" svg:width="3.93305564223pt" svg:height="20.26680436819pt" svg:x="728.33486177838pt" svg:y="256.82104766163pt" svg:viewBox="0 0 4 20" svg:d="M0 0L3.93306 0L3.93306 20.2668L0 20.2668Z" calligra:nodeTypes="ccccc">
            <draw:glue-point draw:id="4" svg:x="0.50000000000pt" svg:y="0.50000000000pt" draw:align="center"/>
            <draw:glue-point draw:id="5" svg:x="0.50000000000pt" svg:y="0.50000000000pt" draw:align="center"/>
          </draw:path>
          <draw:path draw:style-name="gr8" xml:id="shape-77" draw:id="shape-77" draw:layer="" svg:width="13.46493166928pt" svg:height="6.20034654187pt" svg:x="713.71314903786pt" svg:y="227.48507969489pt" svg:viewBox="0 0 13 6" svg:d="M0 6.20035L6.68635 0L13.4649 0L6.68635 6.20035Z" calligra:nodeTypes="ccccc">
            <draw:glue-point draw:id="4" svg:x="0.50000000000pt" svg:y="0.50000000000pt" draw:align="center"/>
            <draw:glue-point draw:id="5" svg:x="0.50000000000pt" svg:y="0.50000000000pt" draw:align="center"/>
          </draw:path>
          <draw:path draw:style-name="gr8" xml:id="shape-78" draw:id="shape-78" draw:layer="" svg:width="13.46493166928pt" svg:height="6.20034654187pt" svg:x="748.60166614657pt" svg:y="227.48507969489pt" svg:viewBox="0 0 13 6" svg:d="M0 6.20035L6.68635 0L13.4649 0L6.68635 6.20035Z" calligra:nodeTypes="ccccc">
            <draw:glue-point draw:id="4" svg:x="0.50000000000pt" svg:y="0.50000000000pt" draw:align="center"/>
            <draw:glue-point draw:id="5" svg:x="0.50000000000pt" svg:y="0.50000000000pt" draw:align="center"/>
          </draw:path>
          <draw:path draw:style-name="gr13" xml:id="shape-79" draw:id="shape-79" draw:layer="" svg:width="7.31085637026pt" svg:height="4.53458179928pt" svg:x="748.00013998952pt" svg:y="231.41813533712pt" svg:viewBox="0 0 7 5" svg:d="M7.31086 2.24439L7.31086 2.15278L7.31086 2.01537L7.26488 1.87796L7.2189 1.78635L7.17292 1.64894L7.12694 1.55733L7.08096 1.46572L6.98899 1.32831L6.94301 1.2367L6.85105 1.1451L6.71311 1.00768L6.66713 0.916077L6.52919 0.870273L6.39125 0.778666L6.29929 0.687058L6.16135 0.59545L6.02341 0.503842L5.88547 0.458039L5.74753 0.366431L5.56361 0.274823L5.42567 0.229019L5.24175 0.183215L5.10381 0.137412L4.8739 0.137412L4.73596 0.0458039L4.55204 0.0458039L4.36812 0.0458039L4.1842 0L4.00028 0L3.81636 0L3.63244 0L3.44852 0L3.2646 0L3.08068 0L2.89675 0.0458039L2.71283 0.0458039L2.52891 0.0458039L2.34499 0.137412L2.16107 0.137412L2.02313 0.183215L1.83921 0.229019L1.70127 0.274823L1.56333 0.366431L1.37941 0.458039L1.24147 0.503842L1.10353 0.59545L1.01157 0.687058L0.873624 0.778666L0.735684 0.870273L0.643723 0.916077L0.551763 1.00768L0.413822 1.1451L0.321862 1.2367L0.275881 1.32831L0.183921 1.46572L0.137941 1.55733L0.0919605 1.64894L0.0459802 1.78635L0 1.87796L0 2.01537L0 2.15278L0 2.24439L0 2.336L0 2.47341L0 2.56502L0.0459802 2.70243L0.0919605 2.79404L0.137941 2.93145L0.183921 3.02305L0.275881 3.16047L0.321862 3.25207L0.413822 3.34368L0.551763 3.43529L0.643723 3.5269L0.735684 3.6185L0.873624 3.71011L1.01157 3.80172L1.10353 3.89333L1.24147 3.98494L1.37941 4.03074L1.56333 4.12235L1.70127 4.16815L1.83921 4.21395L2.02313 4.25976L2.16107 4.30556L2.34499 4.35137L2.52891 4.39717L2.71283 4.44297L2.89675 4.44297L3.08068 4.44297L3.2646 4.48878L3.44852 4.53458L3.63244 4.53458L3.81636 4.53458L4.00028 4.48878L4.1842 4.44297L4.36812 4.44297L4.55204 4.44297L4.73596 4.39717L4.8739 4.35137L5.10381 4.30556L5.24175 4.25976L5.42567 4.21395L5.56361 4.16815L5.74753 4.12235L5.88547 4.03074L6.02341 3.98494L6.16135 3.89333L6.29929 3.80172L6.39125 3.71011L6.52919 3.6185L6.66713 3.5269L6.71311 3.43529L6.85105 3.34368L6.94301 3.25207L6.98899 3.16047L7.08096 3.02305L7.12694 2.93145L7.17292 2.79404L7.2189 2.70243L7.26488 2.56502L7.31086 2.47341L7.31086 2.33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80" draw:id="shape-80" draw:layer="" svg:width="6.75560145606pt" svg:height="4.53458179928pt" svg:x="748.00013998952pt" svg:y="230.86288042293pt" svg:viewBox="0 0 7 5" svg:d="M6.7556 2.24439L6.7556 2.10698L6.7556 2.01537L6.70964 1.87796L6.66369 1.78635L6.61773 1.64894L6.61773 1.55733L6.52582 1.41992L6.47986 1.32831L6.43391 1.2367L6.34199 1.1451L6.20412 1.05349L6.11221 0.916077L6.06625 0.870273L5.92838 0.778666L5.83647 0.687058L5.6986 0.59545L5.56073 0.549646L5.42286 0.458039L5.28499 0.366431L5.14712 0.320627L5.00926 0.229019L4.82543 0.229019L4.68756 0.137412L4.54969 0.137412L4.36586 0.0458039L4.228 0.0458039L4.04417 0L3.86034 0L3.67652 0L3.53865 0L3.35482 0L3.171 0L3.03313 0L2.8493 0L2.66548 0L2.48165 0.0458039L2.29782 0.0458039L2.15995 0.137412L1.97613 0.137412L1.83826 0.229019L1.70039 0.229019L1.56252 0.320627L1.42465 0.366431L1.28678 0.458039L1.14891 0.549646L1.01104 0.59545L0.873173 0.687058L0.78126 0.778666L0.689347 0.870273L0.597434 0.916077L0.505521 1.05349L0.413608 1.1451L0.321695 1.2367L0.275739 1.32831L0.183826 1.41992L0.137869 1.55733L0.0919129 1.64894L0.0459565 1.78635L0 1.87796L0 2.01537L0 2.10698L0 2.24439L0 2.336L0 2.47341L0 2.61082L0.0459565 2.70243L0.0919129 2.83984L0.137869 2.93145L0.183826 3.02305L0.275739 3.16047L0.321695 3.25207L0.413608 3.34368L0.505521 3.43529L0.597434 3.5727L0.689347 3.6185L0.78126 3.71011L0.873173 3.80172L1.01104 3.89333L1.14891 3.93913L1.28678 4.03074L1.42465 4.12235L1.56252 4.16815L1.70039 4.21395L1.83826 4.25976L1.97613 4.30556L2.15995 4.35137L2.29782 4.39717L2.48165 4.44297L2.66548 4.44297L2.8493 4.48878L3.03313 4.48878L3.171 4.53458L3.35482 4.53458L3.53865 4.53458L3.67652 4.48878L3.86034 4.48878L4.04417 4.44297L4.228 4.44297L4.36586 4.39717L4.54969 4.35137L4.68756 4.30556L4.82543 4.25976L5.00926 4.21395L5.14712 4.16815L5.28499 4.12235L5.42286 4.03074L5.56073 3.93913L5.6986 3.89333L5.83647 3.80172L5.92838 3.71011L6.06625 3.6185L6.11221 3.5727L6.20412 3.43529L6.34199 3.34368L6.43391 3.25207L6.47986 3.16047L6.52582 3.02305L6.61773 2.93145L6.61773 2.83984L6.66369 2.70243L6.70964 2.61082L6.7556 2.47341L6.7556 2.33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81" draw:id="shape-81" draw:layer="" svg:width="42.15310223612pt" svg:height="23.69087633907pt" svg:x="713.11162288081pt" svg:y="192.50402010049pt" svg:viewBox="0 0 42 24" svg:d="M42.1531 23.6909L42.1069 22.444L42.0144 21.2895L41.8758 20.0888L41.6909 18.888L41.4598 17.7335L41.1825 16.579L40.8127 15.4245L40.4429 14.3161L39.9807 13.254L39.4723 12.1918L38.9639 11.0835L38.363 10.1136L37.7159 9.19003L37.0688 8.22023L36.3293 7.34279L35.5898 6.46535L34.804 5.68027L33.9721 4.89519L33.0939 4.20248L32.2157 3.55594L31.2913 2.95559L30.3207 2.40141L29.3962 1.89342L28.3794 1.43161L27.3625 1.06216L26.3457 0.692716L25.2826 0.46181L24.2195 0.230905L23.1565 0.0923621L22.1396 0L21.0766 0L20.0135 0L18.9504 0.0923621L17.8411 0.230905L16.8243 0.46181L15.8074 0.692716L14.7443 1.06216L13.7275 1.43161L12.7569 1.89342L11.7862 2.40141L10.8156 2.95559L9.89119 3.55594L9.05922 4.20248L8.18103 4.89519L7.34906 5.68027L6.51709 6.46535L5.82378 7.34279L5.08426 8.22023L4.39095 9.19003L3.79008 10.1136L3.18921 11.0835L2.68079 12.1918L2.17236 13.254L1.71016 14.3161L1.29417 15.4245L0.970631 16.579L0.693308 17.7335L0.415985 18.888L0.231103 20.0888L0.092441 21.2895L0 22.444L0 23.6909" calligra:nodeTypes="ccccccccccccccccccccccccccccccccccccccccccccccccccccccccccccccc">
            <draw:glue-point draw:id="4" svg:x="0.50000000000pt" svg:y="0.50000000000pt" draw:align="center"/>
            <draw:glue-point draw:id="5" svg:x="0.50000000000pt" svg:y="0.50000000000pt" draw:align="center"/>
          </draw:path>
          <draw:path draw:style-name="gr13" xml:id="shape-82" draw:id="shape-82" draw:layer="" svg:width="6.15407529902pt" svg:height="16.38001996881pt" svg:x="748.60166614657pt" svg:y="217.30540626795pt" svg:viewBox="0 0 6 16" svg:d="M0 0L6.15408 0L6.15408 16.38L0 16.38Z" calligra:nodeTypes="ccccc">
            <draw:glue-point draw:id="4" svg:x="0.50000000000pt" svg:y="0.50000000000pt" draw:align="center"/>
            <draw:glue-point draw:id="5" svg:x="0.50000000000pt" svg:y="0.50000000000pt" draw:align="center"/>
          </draw:path>
          <draw:path draw:style-name="gr3" xml:id="shape-83" draw:id="shape-83" draw:layer="" svg:width="0.00000000000pt" svg:height="16.98154612586pt" svg:x="754.75574144558pt" svg:y="216.19489643956pt" svg:viewBox="0 0 0 17" svg:d="M0 16.9815L0 0" calligra:nodeTypes="cc">
            <draw:glue-point draw:id="4" svg:x="0.50000000000pt" svg:y="0.50000000000pt" draw:align="center"/>
            <draw:glue-point draw:id="5" svg:x="0.50000000000pt" svg:y="0.50000000000pt" draw:align="center"/>
          </draw:path>
          <draw:path draw:style-name="gr10" xml:id="shape-84" draw:id="shape-84" draw:layer="" svg:width="0.00000000000pt" svg:height="16.98154612586pt" svg:x="748.00013998952pt" svg:y="216.19489643956pt" svg:viewBox="0 0 0 17" svg:d="M0 16.9815L0 0" calligra:nodeTypes="cc">
            <draw:glue-point draw:id="4" svg:x="0.50000000000pt" svg:y="0.50000000000pt" draw:align="center"/>
            <draw:glue-point draw:id="5" svg:x="0.50000000000pt" svg:y="0.50000000000pt" draw:align="center"/>
          </draw:path>
          <draw:path draw:style-name="gr13" xml:id="shape-85" draw:id="shape-85" draw:layer="" svg:width="7.31085637026pt" svg:height="4.53458179928pt" svg:x="713.11162288081pt" svg:y="231.41813533712pt" svg:viewBox="0 0 7 5" svg:d="M7.31086 2.24439L7.31086 2.15278L7.31086 2.01537L7.2189 1.87796L7.2189 1.78635L7.17292 1.64894L7.12694 1.55733L7.08096 1.46572L6.98899 1.32831L6.89703 1.2367L6.85105 1.1451L6.71311 1.00768L6.62115 0.916077L6.52919 0.870273L6.39125 0.778666L6.29929 0.687058L6.16135 0.59545L6.02341 0.503842L5.88547 0.458039L5.70155 0.366431L5.56361 0.274823L5.42567 0.229019L5.24175 0.183215L5.05783 0.137412L4.91988 0.137412L4.73596 0.0458039L4.55204 0.0458039L4.36812 0.0458039L4.1842 0L4.00028 0L3.81636 0L3.63244 0L3.44852 0L3.2646 0L3.08068 0L2.89675 0.0458039L2.75881 0.0458039L2.57489 0.0458039L2.39097 0.137412L2.20705 0.137412L2.02313 0.183215L1.83921 0.229019L1.70127 0.274823L1.56333 0.366431L1.37941 0.458039L1.24147 0.503842L1.10353 0.59545L0.965585 0.687058L0.873624 0.778666L0.781664 0.870273L0.643723 0.916077L0.551763 1.00768L0.459802 1.1451L0.367842 1.2367L0.275881 1.32831L0.183921 1.46572L0.137941 1.55733L0.0919605 1.64894L0.0459802 1.78635L0.0459802 1.87796L0 2.01537L0 2.15278L0 2.24439L0 2.336L0 2.47341L0.0459802 2.56502L0.0459802 2.70243L0.0919605 2.79404L0.137941 2.93145L0.183921 3.02305L0.275881 3.16047L0.367842 3.25207L0.459802 3.34368L0.551763 3.43529L0.643723 3.5269L0.781664 3.6185L0.873624 3.71011L0.965585 3.80172L1.10353 3.89333L1.24147 3.98494L1.37941 4.03074L1.56333 4.12235L1.70127 4.16815L1.83921 4.21395L2.02313 4.25976L2.20705 4.30556L2.39097 4.35137L2.57489 4.39717L2.75881 4.44297L2.89675 4.44297L3.08068 4.44297L3.2646 4.48878L3.44852 4.53458L3.63244 4.53458L3.81636 4.53458L4.00028 4.48878L4.1842 4.44297L4.36812 4.44297L4.55204 4.44297L4.73596 4.39717L4.91988 4.35137L5.05783 4.30556L5.24175 4.25976L5.42567 4.21395L5.56361 4.16815L5.70155 4.12235L5.88547 4.03074L6.02341 3.98494L6.16135 3.89333L6.29929 3.80172L6.39125 3.71011L6.52919 3.6185L6.62115 3.5269L6.71311 3.43529L6.85105 3.34368L6.89703 3.25207L6.98899 3.16047L7.08096 3.02305L7.12694 2.93145L7.17292 2.79404L7.2189 2.70243L7.2189 2.56502L7.31086 2.47341L7.31086 2.33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86" draw:id="shape-86" draw:layer="" svg:width="6.75560145606pt" svg:height="4.53458179928pt" svg:x="713.11162288081pt" svg:y="230.86288042293pt" svg:viewBox="0 0 7 5" svg:d="M6.7556 2.24439L6.7556 2.10698L6.70964 2.01537L6.70964 1.87796L6.66369 1.78635L6.61773 1.64894L6.57178 1.55733L6.52582 1.41992L6.43391 1.32831L6.38795 1.2367L6.29604 1.1451L6.25008 1.05349L6.15817 0.916077L6.0203 0.870273L5.92838 0.778666L5.79052 0.687058L5.6986 0.59545L5.56073 0.549646L5.42286 0.458039L5.28499 0.366431L5.14712 0.320627L4.9633 0.229019L4.82543 0.229019L4.68756 0.137412L4.50373 0.137412L4.36586 0.0458039L4.18204 0.0458039L3.99821 0L3.86034 0L3.72247 0L3.53865 0L3.35482 0L3.171 0L3.03313 0L2.8493 0L2.66548 0L2.52761 0.0458039L2.34378 0.0458039L2.20591 0.137412L2.02208 0.137412L1.88422 0.229019L1.74635 0.229019L1.60848 0.320627L1.42465 0.366431L1.28678 0.458039L1.14891 0.549646L1.01104 0.59545L0.919129 0.687058L0.827217 0.778666L0.689347 0.870273L0.551478 0.916077L0.505521 1.05349L0.413608 1.1451L0.321695 1.2367L0.275739 1.32831L0.183826 1.41992L0.137869 1.55733L0.0919129 1.64894L0.0459565 1.78635L0.0459565 1.87796L0 2.01537L0 2.10698L0 2.24439L0 2.336L0 2.47341L0.0459565 2.61082L0.0459565 2.70243L0.0919129 2.83984L0.137869 2.93145L0.183826 3.02305L0.275739 3.16047L0.321695 3.25207L0.413608 3.34368L0.505521 3.43529L0.551478 3.5727L0.689347 3.6185L0.827217 3.71011L0.919129 3.80172L1.01104 3.89333L1.14891 3.93913L1.28678 4.03074L1.42465 4.12235L1.60848 4.16815L1.74635 4.21395L1.88422 4.25976L2.02208 4.30556L2.20591 4.35137L2.34378 4.39717L2.52761 4.44297L2.66548 4.44297L2.8493 4.48878L3.03313 4.48878L3.171 4.53458L3.35482 4.53458L3.53865 4.53458L3.72247 4.48878L3.86034 4.48878L3.99821 4.44297L4.18204 4.44297L4.36586 4.39717L4.50373 4.35137L4.68756 4.30556L4.82543 4.25976L4.9633 4.21395L5.14712 4.16815L5.28499 4.12235L5.42286 4.03074L5.56073 3.93913L5.6986 3.89333L5.79052 3.80172L5.92838 3.71011L6.0203 3.6185L6.15817 3.5727L6.25008 3.43529L6.29604 3.34368L6.38795 3.25207L6.43391 3.16047L6.52582 3.02305L6.57178 2.93145L6.61773 2.83984L6.66369 2.70243L6.70964 2.61082L6.70964 2.47341L6.7556 2.33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6" xml:id="shape-87" draw:id="shape-87" draw:layer="" svg:width="6.20034654187pt" svg:height="16.38001996881pt" svg:x="713.71314903786pt" svg:y="217.30540626795pt" svg:viewBox="0 0 6 16" svg:d="M0 0L6.20035 0L6.20035 16.38L0 16.38Z" calligra:nodeTypes="ccccc">
            <draw:glue-point draw:id="4" svg:x="0.50000000000pt" svg:y="0.50000000000pt" draw:align="center"/>
            <draw:glue-point draw:id="5" svg:x="0.50000000000pt" svg:y="0.50000000000pt" draw:align="center"/>
          </draw:path>
          <draw:path draw:style-name="gr3" xml:id="shape-88" draw:id="shape-88" draw:layer="" svg:width="28.64189932399pt" svg:height="18.04578471140pt" svg:x="719.91349557973pt" svg:y="199.25962155655pt" svg:viewBox="0 0 29 18" svg:d="M28.6419 18.0458L28.6419 17.1227L28.5495 16.2458L28.4571 15.3228L28.3647 14.4459L28.1799 13.569L27.9951 12.692L27.7642 11.8613L27.5332 11.0305L27.2098 10.1998L26.8864 9.41519L26.5169 8.63059L26.1473 7.84599L25.7315 7.10755L25.2695 6.41525L24.8076 5.76911L24.2994 5.12297L23.7913 4.47683L23.2369 3.923L22.6825 3.36916L22.082 2.86148L21.4352 2.3538L20.8347 1.93842L20.1879 1.5692L19.5412 1.24613L18.8482 0.923058L18.2015 0.646141L17.5085 0.415376L16.7694 0.230765L16.0764 0.138459L15.3835 0.0461529L14.6443 0L13.9514 0L13.2122 0.0461529L12.5193 0.138459L11.8263 0.230765L11.1334 0.415376L10.3942 0.646141L9.70129 0.923058L9.10073 1.24613L8.40778 1.5692L7.76103 1.93842L7.16047 2.3538L6.51372 2.86148L5.95936 3.36916L5.35881 3.923L4.80445 4.47683L4.29628 5.12297L3.78812 5.76911L3.32616 6.41525L2.91039 7.10755L2.44842 7.84599L2.07885 8.63059L1.70927 9.41519L1.3859 10.1998L1.10872 11.0305L0.831539 11.8613L0.600556 12.692L0.41577 13.569L0.27718 14.4459L0.13859 15.3228L0.0461966 16.2458L0 17.1227L0 18.0458" calligra:nodeTypes="cccccccccccccccccccccccccccccccccccccccccccccccccccccccccccccccc">
            <draw:glue-point draw:id="4" svg:x="0.50000000000pt" svg:y="0.50000000000pt" draw:align="center"/>
            <draw:glue-point draw:id="5" svg:x="0.50000000000pt" svg:y="0.50000000000pt" draw:align="center"/>
          </draw:path>
          <draw:path draw:style-name="gr13" xml:id="shape-89" draw:id="shape-89" draw:layer="" svg:width="6.20034654187pt" svg:height="16.38001996881pt" svg:x="713.71314903786pt" svg:y="217.30540626795pt" svg:viewBox="0 0 6 16" svg:d="M0 0L6.20035 0L6.20035 16.38L0 16.38Z" calligra:nodeTypes="ccccc">
            <draw:glue-point draw:id="4" svg:x="0.50000000000pt" svg:y="0.50000000000pt" draw:align="center"/>
            <draw:glue-point draw:id="5" svg:x="0.50000000000pt" svg:y="0.50000000000pt" draw:align="center"/>
          </draw:path>
          <draw:path draw:style-name="gr3" xml:id="shape-90" draw:id="shape-90" draw:layer="" svg:width="0.00000000000pt" svg:height="16.98154612586pt" svg:x="713.11162288081pt" svg:y="216.19489643956pt" svg:viewBox="0 0 0 17" svg:d="M0 16.9815L0 0" calligra:nodeTypes="cc">
            <draw:glue-point draw:id="4" svg:x="0.50000000000pt" svg:y="0.50000000000pt" draw:align="center"/>
            <draw:glue-point draw:id="5" svg:x="0.50000000000pt" svg:y="0.50000000000pt" draw:align="center"/>
          </draw:path>
          <draw:path draw:style-name="gr10" xml:id="shape-91" draw:id="shape-91" draw:layer="" svg:width="0.00000000000pt" svg:height="16.98154612586pt" svg:x="719.91349557973pt" svg:y="216.19489643956pt" svg:viewBox="0 0 0 17" svg:d="M0 16.9815L0 0" calligra:nodeTypes="cc">
            <draw:glue-point draw:id="4" svg:x="0.50000000000pt" svg:y="0.50000000000pt" draw:align="center"/>
            <draw:glue-point draw:id="5" svg:x="0.50000000000pt" svg:y="0.50000000000pt" draw:align="center"/>
          </draw:path>
          <draw:path draw:style-name="gr20" xml:id="shape-92" draw:id="shape-92" draw:layer="" svg:width="17.16663109726pt" svg:height="12.35442184088pt" svg:x="716.39688112314pt" svg:y="194.16978484308pt" svg:viewBox="0 0 17 12" svg:d="M17.1666 0L16.1514 0L15.1823 0.0460986L14.1671 0.138296L13.1519 0.32269L12.1828 0.599282L11.2598 0.921972L10.2907 1.24466L9.36781 1.70565L8.44487 2.21273L7.52194 2.76592L6.69129 3.3652L5.86065 4.05668L5.07615 4.79425L4.29166 5.57793L3.55331 6.4077L2.86111 7.28358L2.21505 8.20555L1.56899 9.17362L1.01523 10.2339L0.461469 11.2481L0 12.3544" calligra:nodeTypes="cccccccccccccccccccccc">
            <draw:glue-point draw:id="4" svg:x="0.50000000000pt" svg:y="0.50000000000pt" draw:align="center"/>
            <draw:glue-point draw:id="5" svg:x="0.50000000000pt" svg:y="0.50000000000pt" draw:align="center"/>
          </draw:path>
          <draw:glue-point draw:id="4" svg:x="-10.1501%" svg:y="-50%"/>
          <draw:glue-point draw:id="5" svg:x="7.01%" svg:y="-50%"/>
          <draw:glue-point draw:id="6" svg:x="-1.5701%" svg:y="-50%"/>
          <draw:glue-point draw:id="7" svg:x="-50%" svg:y="50%"/>
          <draw:glue-point draw:id="8" svg:x="31.67%" svg:y="50%"/>
          <draw:glue-point draw:id="9" svg:x="-9.1601%" svg:y="50%"/>
          <draw:glue-point draw:id="10" svg:x="-50%" svg:y="0.59%"/>
          <draw:glue-point draw:id="11" svg:x="-50%" svg:y="25.29%"/>
          <draw:glue-point draw:id="12" svg:x="50%" svg:y="-13.4301%"/>
          <draw:glue-point draw:id="13" svg:x="50%" svg:y="35.34%"/>
          <draw:glue-point draw:id="14" svg:x="50%" svg:y="10.96%"/>
          <draw:glue-point draw:id="15" svg:x="1.62%" svg:y="5.34%"/>
          <draw:glue-point draw:id="16" svg:x="0.50000000000pt" svg:y="0.50000000000pt" draw:align="center"/>
        </draw:g>
        <draw:frame draw:style-name="gr18" xml:id="shape-93" draw:id="shape-93" draw:layer="" svg:width="306.59999999999pt" svg:height="26.20000000001pt" svg:x="699.59999999994pt" svg:y="176.59999999998pt">
          <draw:text-box>
            <text:p text:style-name="P1">De-Hasher</text:p>
          </draw:text-box>
          <draw:glue-point draw:id="4" svg:x="0.50000000000pt" svg:y="0.50000000000pt" draw:align="center"/>
        </draw:frame>
        <draw:frame draw:style-name="gr18" xml:id="shape-94" draw:id="shape-94" draw:layer="" svg:width="135.00000000000pt" svg:height="47.59615384616pt" svg:x="404.39999999996pt" svg:y="303.79999999997pt">
          <draw:text-box>
            <text:p text:style-name="P2">Database</text:p>
            <text:p text:style-name="P2">(where HTML and PHP are)</text:p>
          </draw:text-box>
          <draw:glue-point draw:id="4" svg:x="0.50000000000pt" svg:y="0.50000000000pt" draw:align="center"/>
        </draw:frame>
        <draw:g draw:style-name="gr1" xml:id="shape-95" draw:id="shape-95" svg:y="285.45349419997pt">
          <draw:path draw:style-name="gr11" xml:id="shape-96" draw:id="shape-96" draw:layer="" svg:width="56.69301160000pt" svg:height="82.51185522000pt" svg:x="670.07352053817pt" svg:y="288.28814477997pt" svg:viewBox="0 0 57 83" svg:d="M14.1662 0L14.1662 41.2353L0 41.2353L28.3323 82.5119L56.693 41.2353L42.4985 41.2353L42.4985 0Z" calligra:nodeTypes="cccccccc">
            <draw:glue-point draw:id="4" svg:x="0.50000000000pt" svg:y="0.50000000000pt" draw:align="center"/>
            <draw:glue-point draw:id="5" svg:x="0.50000000000pt" svg:y="0.50000000000pt" draw:align="center"/>
          </draw:path>
          <draw:path draw:style-name="gr12" xml:id="shape-97" draw:id="shape-97" draw:layer="" svg:width="56.69301160000pt" svg:height="82.51185522000pt" svg:x="670.07352053817pt" svg:y="288.28814477997pt" svg:viewBox="0 0 57 83" svg:d="M14.1662 0L14.1662 41.2353L0 41.2353L28.3323 82.5119L56.693 41.2353L42.4985 41.2353L42.4985 0Z" calligra:nodeTypes="cccccccc">
            <draw:glue-point draw:id="4" svg:x="0.50000000000pt" svg:y="0.50000000000pt" draw:align="center"/>
            <draw:glue-point draw:id="5" svg:x="0.50000000000pt" svg:y="0.50000000000pt" draw:align="center"/>
          </draw:path>
          <draw:glue-point draw:id="4" svg:x="-25.0001%" svg:y="-50%"/>
          <draw:glue-point draw:id="5" svg:x="-25.0001%" svg:y="0%"/>
          <draw:glue-point draw:id="6" svg:x="-50%" svg:y="0%"/>
          <draw:glue-point draw:id="7" svg:x="0%" svg:y="50%"/>
          <draw:glue-point draw:id="8" svg:x="50%" svg:y="0%"/>
          <draw:glue-point draw:id="9" svg:x="25%" svg:y="0%"/>
          <draw:glue-point draw:id="10" svg:x="25%" svg:y="-50%"/>
          <draw:glue-point draw:id="11" svg:x="-25.0001%" svg:y="-25.0001%"/>
          <draw:glue-point draw:id="12" svg:x="-37.5001%" svg:y="0%"/>
          <draw:glue-point draw:id="13" svg:x="-25.0001%" svg:y="25%"/>
          <draw:glue-point draw:id="14" svg:x="25%" svg:y="25%"/>
          <draw:glue-point draw:id="15" svg:x="37.5%" svg:y="0%"/>
          <draw:glue-point draw:id="16" svg:x="25%" svg:y="-25.0001%"/>
          <draw:glue-point draw:id="17" svg:x="-25.0001%" svg:y="-50%"/>
          <draw:glue-point draw:id="18" svg:x="-25.0001%" svg:y="0%"/>
          <draw:glue-point draw:id="19" svg:x="-50%" svg:y="0%"/>
          <draw:glue-point draw:id="20" svg:x="0%" svg:y="50%"/>
          <draw:glue-point draw:id="21" svg:x="50%" svg:y="0%"/>
          <draw:glue-point draw:id="22" svg:x="25%" svg:y="0%"/>
          <draw:glue-point draw:id="23" svg:x="25%" svg:y="-50%"/>
          <draw:glue-point draw:id="24" svg:x="-25.0001%" svg:y="-25.0001%"/>
          <draw:glue-point draw:id="25" svg:x="-37.5001%" svg:y="0%"/>
          <draw:glue-point draw:id="26" svg:x="-25.0001%" svg:y="25%"/>
          <draw:glue-point draw:id="27" svg:x="25%" svg:y="25%"/>
          <draw:glue-point draw:id="28" svg:x="37.5%" svg:y="0%"/>
          <draw:glue-point draw:id="29" svg:x="25%" svg:y="-25.0001%"/>
          <draw:glue-point draw:id="30" svg:x="0%" svg:y="-3.8501%"/>
          <draw:glue-point draw:id="31" svg:x="0.50000000000pt" svg:y="0.50000000000pt" draw:align="center"/>
        </draw:g>
        <draw:g draw:style-name="gr1" xml:id="shape-98" draw:id="shape-98" svg:y="373.05349419997pt">
          <draw:path draw:style-name="gr2" xml:id="shape-99" draw:id="shape-99" draw:layer="" svg:width="95.61363397977pt" svg:height="10.58678497979pt" svg:x="688.58636602017pt" svg:y="441.50845956762pt" svg:viewBox="0 0 96 11" svg:d="M0 10.5868L11.2454 0L95.6136 0L84.3128 10.5868Z" calligra:nodeTypes="ccccc">
            <draw:glue-point draw:id="4" svg:x="0.50000000000pt" svg:y="0.50000000000pt" draw:align="center"/>
            <draw:glue-point draw:id="5" svg:x="0.50000000000pt" svg:y="0.50000000000pt" draw:align="center"/>
          </draw:path>
          <draw:path draw:style-name="gr3" xml:id="shape-100" draw:id="shape-100" draw:layer="" svg:width="95.61363397977pt" svg:height="10.58678497979pt" svg:x="688.58636602017pt" svg:y="441.50845956762pt" svg:viewBox="0 0 96 11" svg:d="M0 10.5868L11.2454 0L95.6136 0L84.3128 10.5868Z" calligra:nodeTypes="ccccc">
            <draw:glue-point draw:id="4" svg:x="0.50000000000pt" svg:y="0.50000000000pt" draw:align="center"/>
            <draw:glue-point draw:id="5" svg:x="0.50000000000pt" svg:y="0.50000000000pt" draw:align="center"/>
          </draw:path>
          <draw:path draw:style-name="gr13" xml:id="shape-101" draw:id="shape-101" draw:layer="" svg:width="84.36171067664pt" svg:height="15.85246337288pt" svg:x="688.58636602017pt" svg:y="452.09524454741pt" svg:viewBox="0 0 84 16" svg:d="M0 0L84.3617 0L84.3617 15.8525L0 15.8525Z" calligra:nodeTypes="ccccc">
            <draw:glue-point draw:id="4" svg:x="0.50000000000pt" svg:y="0.50000000000pt" draw:align="center"/>
            <draw:glue-point draw:id="5" svg:x="0.50000000000pt" svg:y="0.50000000000pt" draw:align="center"/>
          </draw:path>
          <draw:path draw:style-name="gr3" xml:id="shape-102" draw:id="shape-102" draw:layer="" svg:width="84.36171067664pt" svg:height="15.85246337288pt" svg:x="688.58636602017pt" svg:y="452.09524454741pt" svg:viewBox="0 0 84 16" svg:d="M0 0L84.3617 0L84.3617 15.8525L0 15.8525Z" calligra:nodeTypes="ccccc">
            <draw:glue-point draw:id="4" svg:x="0.50000000000pt" svg:y="0.50000000000pt" draw:align="center"/>
            <draw:glue-point draw:id="5" svg:x="0.50000000000pt" svg:y="0.50000000000pt" draw:align="center"/>
          </draw:path>
          <draw:path draw:style-name="gr6" xml:id="shape-103" draw:id="shape-103" draw:layer="" svg:width="11.25192330313pt" svg:height="26.38382015905pt" svg:x="772.94807669681pt" svg:y="441.50845956762pt" svg:viewBox="0 0 11 26" svg:d="M0 26.3838L11.2519 15.1555L11.2519 0L0 10.5646Z" calligra:nodeTypes="ccccc">
            <draw:glue-point draw:id="4" svg:x="0.50000000000pt" svg:y="0.50000000000pt" draw:align="center"/>
            <draw:glue-point draw:id="5" svg:x="0.50000000000pt" svg:y="0.50000000000pt" draw:align="center"/>
          </draw:path>
          <draw:path draw:style-name="gr3" xml:id="shape-104" draw:id="shape-104" draw:layer="" svg:width="11.25192330313pt" svg:height="26.38382015905pt" svg:x="772.94807669681pt" svg:y="441.50845956762pt" svg:viewBox="0 0 11 26" svg:d="M0 26.3838L11.2519 15.1555L11.2519 0L0 10.5646Z" calligra:nodeTypes="ccccc">
            <draw:glue-point draw:id="4" svg:x="0.50000000000pt" svg:y="0.50000000000pt" draw:align="center"/>
            <draw:glue-point draw:id="5" svg:x="0.50000000000pt" svg:y="0.50000000000pt" draw:align="center"/>
          </draw:path>
          <draw:path draw:style-name="gr19" xml:id="shape-105" draw:id="shape-105" draw:layer="" svg:width="90.95766571640pt" svg:height="8.59137000978pt" svg:x="691.30234750713pt" svg:y="441.50845956762pt" svg:viewBox="0 0 91 9" svg:d="M0 8.59137L8.58614 0L90.9577 0L82.2607 8.59137Z" calligra:nodeTypes="ccccc">
            <draw:glue-point draw:id="4" svg:x="0.50000000000pt" svg:y="0.50000000000pt" draw:align="center"/>
            <draw:glue-point draw:id="5" svg:x="0.50000000000pt" svg:y="0.50000000000pt" draw:align="center"/>
          </draw:path>
          <draw:path draw:style-name="gr10" xml:id="shape-106" draw:id="shape-106" draw:layer="" svg:width="90.95766571640pt" svg:height="8.59137000978pt" svg:x="691.30234750713pt" svg:y="441.50845956762pt" svg:viewBox="0 0 91 9" svg:d="M0 8.59137L8.58614 0L90.9577 0L82.2607 8.59137Z" calligra:nodeTypes="ccccc">
            <draw:glue-point draw:id="4" svg:x="0.50000000000pt" svg:y="0.50000000000pt" draw:align="center"/>
            <draw:glue-point draw:id="5" svg:x="0.50000000000pt" svg:y="0.50000000000pt" draw:align="center"/>
          </draw:path>
          <draw:path draw:style-name="gr2" xml:id="shape-107" draw:id="shape-107" draw:layer="" svg:width="93.67364720337pt" svg:height="8.59137000978pt" svg:x="688.58636602017pt" svg:y="373.55349419997pt" svg:viewBox="0 0 94 9" svg:d="M0 8.59137L9.25103 0L93.6736 0L84.3672 8.59137Z" calligra:nodeTypes="ccccc">
            <draw:glue-point draw:id="4" svg:x="0.50000000000pt" svg:y="0.50000000000pt" draw:align="center"/>
            <draw:glue-point draw:id="5" svg:x="0.50000000000pt" svg:y="0.50000000000pt" draw:align="center"/>
          </draw:path>
          <draw:path draw:style-name="gr3" xml:id="shape-108" draw:id="shape-108" draw:layer="" svg:width="93.67364720337pt" svg:height="8.59137000978pt" svg:x="688.58636602017pt" svg:y="373.55349419997pt" svg:viewBox="0 0 94 9" svg:d="M0 8.59137L9.25103 0L93.6736 0L84.3672 8.59137Z" calligra:nodeTypes="ccccc">
            <draw:glue-point draw:id="4" svg:x="0.50000000000pt" svg:y="0.50000000000pt" draw:align="center"/>
            <draw:glue-point draw:id="5" svg:x="0.50000000000pt" svg:y="0.50000000000pt" draw:align="center"/>
          </draw:path>
          <draw:path draw:style-name="gr13" xml:id="shape-109" draw:id="shape-109" draw:layer="" svg:width="84.97142080637pt" svg:height="66.62468872097pt" svg:x="688.58636602017pt" svg:y="382.14486420974pt" svg:viewBox="0 0 85 67" svg:d="M0 0L84.9714 0L84.9714 66.6247L0 66.6247Z" calligra:nodeTypes="ccccc">
            <draw:glue-point draw:id="4" svg:x="0.50000000000pt" svg:y="0.50000000000pt" draw:align="center"/>
            <draw:glue-point draw:id="5" svg:x="0.50000000000pt" svg:y="0.50000000000pt" draw:align="center"/>
          </draw:path>
          <draw:path draw:style-name="gr3" xml:id="shape-110" draw:id="shape-110" draw:layer="" svg:width="84.97142080637pt" svg:height="66.62468872097pt" svg:x="688.58636602017pt" svg:y="382.14486420974pt" svg:viewBox="0 0 85 67" svg:d="M0 0L84.9714 0L84.9714 66.6247L0 66.6247Z" calligra:nodeTypes="ccccc">
            <draw:glue-point draw:id="4" svg:x="0.50000000000pt" svg:y="0.50000000000pt" draw:align="center"/>
            <draw:glue-point draw:id="5" svg:x="0.50000000000pt" svg:y="0.50000000000pt" draw:align="center"/>
          </draw:path>
          <draw:path draw:style-name="gr21" xml:id="shape-111" draw:id="shape-111" draw:layer="" svg:width="70.39380588655pt" svg:height="51.43736367143pt" svg:x="695.90288757688pt" svg:y="390.68080602591pt" svg:viewBox="0 0 70 51" svg:d="M0 0L70.3938 0L70.3938 51.4374L0 51.4374Z" calligra:nodeTypes="ccccc">
            <draw:glue-point draw:id="4" svg:x="0.50000000000pt" svg:y="0.50000000000pt" draw:align="center"/>
            <draw:glue-point draw:id="5" svg:x="0.50000000000pt" svg:y="0.50000000000pt" draw:align="center"/>
          </draw:path>
          <draw:path draw:style-name="gr3" xml:id="shape-112" draw:id="shape-112" draw:layer="" svg:width="70.39380588655pt" svg:height="51.43736367143pt" svg:x="695.90288757688pt" svg:y="390.68080602591pt" svg:viewBox="0 0 70 51" svg:d="M0 0L70.3938 0L70.3938 51.4374L0 51.4374Z" calligra:nodeTypes="ccccc">
            <draw:glue-point draw:id="4" svg:x="0.50000000000pt" svg:y="0.50000000000pt" draw:align="center"/>
            <draw:glue-point draw:id="5" svg:x="0.50000000000pt" svg:y="0.50000000000pt" draw:align="center"/>
          </draw:path>
          <draw:path draw:style-name="gr6" xml:id="shape-113" draw:id="shape-113" draw:layer="" svg:width="9.31193652673pt" svg:height="74.55092040741pt" svg:x="772.94807669681pt" svg:y="373.55349419997pt" svg:viewBox="0 0 9 75" svg:d="M0 74.5509L9.31194 65.3013L9.31194 0L0 8.5296Z" calligra:nodeTypes="ccccc">
            <draw:glue-point draw:id="4" svg:x="0.50000000000pt" svg:y="0.50000000000pt" draw:align="center"/>
            <draw:glue-point draw:id="5" svg:x="0.50000000000pt" svg:y="0.50000000000pt" draw:align="center"/>
          </draw:path>
          <draw:path draw:style-name="gr3" xml:id="shape-114" draw:id="shape-114" draw:layer="" svg:width="9.31193652673pt" svg:height="74.55092040741pt" svg:x="772.94807669681pt" svg:y="373.55349419997pt" svg:viewBox="0 0 9 75" svg:d="M0 74.5509L9.31194 65.3013L9.31194 0L0 8.5296Z" calligra:nodeTypes="ccccc">
            <draw:glue-point draw:id="4" svg:x="0.50000000000pt" svg:y="0.50000000000pt" draw:align="center"/>
            <draw:glue-point draw:id="5" svg:x="0.50000000000pt" svg:y="0.50000000000pt" draw:align="center"/>
          </draw:path>
          <draw:path draw:style-name="gr2" xml:id="shape-115" draw:id="shape-115" draw:layer="" svg:width="104.92557050649pt" svg:height="16.46217350260pt" svg:x="672.01333613034pt" svg:y="464.67744449721pt" svg:viewBox="0 0 105 16" svg:d="M0 16.4622L13.2957 0L104.926 0L91.5744 16.4622Z" calligra:nodeTypes="ccccc">
            <draw:glue-point draw:id="4" svg:x="0.50000000000pt" svg:y="0.50000000000pt" draw:align="center"/>
            <draw:glue-point draw:id="5" svg:x="0.50000000000pt" svg:y="0.50000000000pt" draw:align="center"/>
          </draw:path>
          <draw:path draw:style-name="gr3" xml:id="shape-116" draw:id="shape-116" draw:layer="" svg:width="104.92557050649pt" svg:height="16.46217350260pt" svg:x="672.01333613034pt" svg:y="464.67744449721pt" svg:viewBox="0 0 105 16" svg:d="M0 16.4622L13.2957 0L104.926 0L91.5744 16.4622Z" calligra:nodeTypes="ccccc">
            <draw:glue-point draw:id="4" svg:x="0.50000000000pt" svg:y="0.50000000000pt" draw:align="center"/>
            <draw:glue-point draw:id="5" svg:x="0.50000000000pt" svg:y="0.50000000000pt" draw:align="center"/>
          </draw:path>
          <draw:path draw:style-name="gr6" xml:id="shape-117" draw:id="shape-117" draw:layer="" svg:width="13.30276646675pt" svg:height="19.73243692568pt" svg:x="763.63614017009pt" svg:y="464.67744449721pt" svg:viewBox="0 0 13 20" svg:d="M0 19.7324L13.3028 5.9142L13.3028 0L0 16.4161Z" calligra:nodeTypes="ccccc">
            <draw:glue-point draw:id="4" svg:x="0.50000000000pt" svg:y="0.50000000000pt" draw:align="center"/>
            <draw:glue-point draw:id="5" svg:x="0.50000000000pt" svg:y="0.50000000000pt" draw:align="center"/>
          </draw:path>
          <draw:path draw:style-name="gr3" xml:id="shape-118" draw:id="shape-118" draw:layer="" svg:width="13.30276646675pt" svg:height="19.73243692568pt" svg:x="763.63614017009pt" svg:y="464.67744449721pt" svg:viewBox="0 0 13 20" svg:d="M0 19.7324L13.3028 5.9142L13.3028 0L0 16.4161Z" calligra:nodeTypes="ccccc">
            <draw:glue-point draw:id="4" svg:x="0.50000000000pt" svg:y="0.50000000000pt" draw:align="center"/>
            <draw:glue-point draw:id="5" svg:x="0.50000000000pt" svg:y="0.50000000000pt" draw:align="center"/>
          </draw:path>
          <draw:path draw:style-name="gr13" xml:id="shape-119" draw:id="shape-119" draw:layer="" svg:width="91.62280403974pt" svg:height="3.27026342308pt" svg:x="672.01333613034pt" svg:y="481.13961799981pt" svg:viewBox="0 0 92 3" svg:d="M0 0L91.6228 0L91.6228 3.27026L0 3.27026Z" calligra:nodeTypes="ccccc">
            <draw:glue-point draw:id="4" svg:x="0.50000000000pt" svg:y="0.50000000000pt" draw:align="center"/>
            <draw:glue-point draw:id="5" svg:x="0.50000000000pt" svg:y="0.50000000000pt" draw:align="center"/>
          </draw:path>
          <draw:path draw:style-name="gr3" xml:id="shape-120" draw:id="shape-120" draw:layer="" svg:width="91.62280403974pt" svg:height="3.27026342308pt" svg:x="672.01333613034pt" svg:y="481.13961799981pt" svg:viewBox="0 0 92 3" svg:d="M0 0L91.6228 0L91.6228 3.27026L0 3.27026Z" calligra:nodeTypes="ccccc">
            <draw:glue-point draw:id="4" svg:x="0.50000000000pt" svg:y="0.50000000000pt" draw:align="center"/>
            <draw:glue-point draw:id="5" svg:x="0.50000000000pt" svg:y="0.50000000000pt" draw:align="center"/>
          </draw:path>
          <draw:path draw:style-name="gr22" xml:id="shape-121" draw:id="shape-121" draw:layer="" svg:width="27.21524306323pt" svg:height="15.85246337288pt" svg:x="720.45757734676pt" svg:y="397.27676106567pt" svg:viewBox="0 0 27 16" svg:d="M27.2152 7.89861L27.1599 7.51197L27.1046 7.07009L26.994 6.68344L26.8833 6.2968L26.7174 5.91015L26.5515 5.52351L26.3302 5.13686L26.0536 4.80545L25.777 4.41881L25.4451 4.08739L25.1133 3.70075L24.726 3.36934L24.2835 3.03793L23.8963 2.70652L23.4538 2.43034L22.9559 2.15417L22.4581 1.87799L21.905 1.65705L21.3518 1.43611L20.7433 1.15994L20.1902 0.938996L19.5264 0.773291L18.9179 0.607586L18.2541 0.441881L17.6457 0.33141L16.9819 0.276175L16.3181 0.165705L15.6543 0.0552351L14.9352 0.0552351L14.2714 0L13.5523 0L12.8885 0L12.1694 0.0552351L11.5056 0.0552351L10.8418 0.165705L10.1781 0.276175L9.51427 0.33141L8.85049 0.441881L8.1867 0.607586L7.57823 0.773291L6.96976 0.938996L6.4166 1.15994L5.80813 1.43611L5.25498 1.65705L4.70182 1.87799L4.20398 2.15417L3.70614 2.43034L3.26362 2.70652L2.82109 3.03793L2.37857 3.36934L1.99136 3.70075L1.65947 4.08739L1.38289 4.41881L1.051 4.80545L0.829733 5.13686L0.608471 5.52351L0.387209 5.91015L0.276578 6.2968L0.110631 6.68344L0.0553155 7.07009L0 7.51197L0 7.89861L0 8.28526L0.0553155 8.72714L0.110631 9.05855L0.276578 9.50043L0.387209 9.88708L0.608471 10.2737L0.829733 10.6604L1.051 10.9918L1.38289 11.3784L1.65947 11.7098L1.99136 12.0965L2.37857 12.4279L2.82109 12.7593L3.26362 13.0907L3.70614 13.3669L4.20398 13.6431L4.70182 13.9192L5.25498 14.1402L5.80813 14.4164L6.4166 14.6373L6.96976 14.8582L7.57823 15.0239L8.1867 15.1896L8.85049 15.3553L9.51427 15.4658L10.1781 15.5763L10.8418 15.6315L11.5056 15.742L12.1694 15.7972L12.8885 15.8525L13.5523 15.8525L14.2714 15.8525L14.9352 15.7972L15.6543 15.742L16.3181 15.6315L16.9819 15.5763L17.6457 15.4658L18.2541 15.3553L18.9179 15.1896L19.5264 15.0239L20.1902 14.8582L20.7433 14.6373L21.3518 14.4164L21.905 14.1402L22.4581 13.9192L22.9559 13.6431L23.4538 13.3669L23.8963 13.0907L24.2835 12.7593L24.726 12.4279L25.1133 12.0965L25.4451 11.7098L25.777 11.3784L26.0536 10.9918L26.3302 10.6604L26.5515 10.2737L26.7174 9.88708L26.8833 9.50043L26.994 9.05855L27.1046 8.72714L27.1599 8.2852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2" xml:id="shape-122" draw:id="shape-122" draw:layer="" svg:width="20.56385982985pt" svg:height="15.85246337288pt" svg:x="705.82453423333pt" svg:y="401.26759100570pt" svg:viewBox="0 0 21 16" svg:d="M20.5639 7.89861L20.5086 7.51197L20.5086 7.12532L20.4533 6.73868L20.3427 6.2968L20.2322 5.91015L20.0663 5.52351L19.9005 5.13686L19.7347 4.75022L19.5136 4.41881L19.2924 4.08739L19.016 3.70075L18.7396 3.36934L18.408 3.09316L18.0763 2.70652L17.7446 2.48558L17.3024 2.15417L16.9707 1.87799L16.5285 1.65705L16.1415 1.38088L15.6993 1.15994L15.2571 0.994231L14.7595 0.773291L14.3173 0.607586L13.8198 0.497116L13.3223 0.33141L12.8248 0.22094L12.3273 0.11047L11.8297 0.0552351L11.277 0L10.7794 0L10.2819 0L9.72914 0L9.23163 0L8.73411 0.0552351L8.2366 0.11047L7.68381 0.22094L7.1863 0.33141L6.68878 0.497116L6.24655 0.607586L5.74904 0.773291L5.3068 0.994231L4.80929 1.15994L4.42234 1.38088L3.9801 1.65705L3.53787 1.87799L3.20619 2.15417L2.81924 2.48558L2.48756 2.70652L2.15589 3.09316L1.82421 3.36934L1.49254 3.70075L1.27142 4.08739L1.0503 4.41881L0.829188 4.75022L0.608071 5.13686L0.497513 5.52351L0.276396 5.91015L0.221117 6.2968L0.110558 6.73868L0.0552792 7.12532L0 7.51197L0 7.89861L0 8.28526L0.0552792 8.72714L0.110558 9.11379L0.221117 9.50043L0.276396 9.88708L0.497513 10.2737L0.608071 10.6604L0.829188 11.047L1.0503 11.3784L1.27142 11.7651L1.49254 12.1517L1.82421 12.4279L2.15589 12.7593L2.48756 13.0907L2.81924 13.3669L3.20619 13.6431L3.53787 13.9192L3.9801 14.1402L4.42234 14.4164L4.80929 14.6373L5.3068 14.8582L5.74904 15.0239L6.24655 15.1896L6.68878 15.3553L7.1863 15.5211L7.68381 15.5763L8.2366 15.6868L8.73411 15.742L9.23163 15.7972L9.72914 15.7972L10.2819 15.8525L10.7794 15.7972L11.277 15.7972L11.8297 15.742L12.3273 15.6868L12.8248 15.5763L13.3223 15.5211L13.8198 15.3553L14.3173 15.1896L14.7595 15.0239L15.2571 14.8582L15.6993 14.6373L16.1415 14.4164L16.5285 14.1402L16.9707 13.9192L17.3024 13.6431L17.7446 13.3669L18.0763 13.0907L18.408 12.7593L18.7396 12.4279L19.016 12.1517L19.2924 11.7651L19.5136 11.3784L19.7347 11.047L19.9005 10.6604L20.0663 10.2737L20.2322 9.88708L20.3427 9.50043L20.4533 9.11379L20.5086 8.72714L20.5086 8.2852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2" xml:id="shape-123" draw:id="shape-123" draw:layer="" svg:width="13.96790479009pt" svg:height="12.52677175619pt" svg:x="699.17315099996pt" svg:y="411.13380946854pt" svg:viewBox="0 0 14 13" svg:d="M13.9679 6.23579L13.9679 5.90469L13.9127 5.62877L13.9127 5.29767L13.8023 4.96656L13.7471 4.69064L13.6367 4.35954L13.5262 4.08362L13.4158 3.75251L13.2502 3.47659L13.0846 3.20067L12.9189 2.92475L12.6981 2.70402L12.4773 2.4281L12.2564 2.15218L12.0356 1.93144L11.7595 1.7107L11.5387 1.48997L11.2074 1.26923L10.9314 1.10368L10.6554 0.938128L10.3793 0.772576L10.0481 0.607024L9.7168 0.496656L9.38555 0.331104L9.1095 0.220736L8.72304 0.165552L8.39178 0.110368L8.00532 0.055184L7.67407 0L7.34281 0L6.95635 0L6.62509 0L6.29384 0L5.90737 0.055184L5.57612 0.110368L5.18966 0.165552L4.91361 0.220736L4.52715 0.331104L4.19589 0.496656L3.86464 0.607024L3.58859 0.772576L3.25734 0.938128L2.98129 1.10368L2.70525 1.26923L2.4292 1.48997L2.15316 1.7107L1.87711 1.93144L1.65627 2.15218L1.43544 2.4281L1.2146 2.70402L1.04897 2.92475L0.828137 3.20067L0.717718 3.47659L0.552091 3.75251L0.386464 4.08362L0.331255 4.35954L0.165627 4.69064L0.110418 4.96656L0.0552091 5.29767L0.0552091 5.62877L0 5.90469L0 6.23579L0 6.5669L0.0552091 6.84282L0.0552091 7.22911L0.110418 7.50503L0.165627 7.83613L0.331255 8.11205L0.386464 8.38797L0.552091 8.71907L0.717718 8.99499L0.828137 9.27091L1.04897 9.54683L1.2146 9.82275L1.43544 10.0987L1.65627 10.3194L1.87711 10.5953L2.15316 10.7609L2.4292 10.9816L2.70525 11.2024L2.98129 11.3679L3.25734 11.5335L3.58859 11.7542L3.86464 11.8646L4.19589 11.9749L4.52715 12.1405L4.91361 12.2509L5.18966 12.306L5.57612 12.3612L5.90737 12.4164L6.29384 12.4716L6.62509 12.5268L6.95635 12.5268L7.34281 12.5268L7.67407 12.4716L8.00532 12.4164L8.39178 12.3612L8.72304 12.306L9.1095 12.2509L9.38555 12.1405L9.7168 11.9749L10.0481 11.8646L10.3793 11.7542L10.6554 11.5335L10.9314 11.3679L11.2074 11.2024L11.5387 10.9816L11.7595 10.7609L12.0356 10.5953L12.2564 10.3194L12.4773 10.0987L12.6981 9.82275L12.9189 9.54683L13.0846 9.27091L13.2502 8.99499L13.4158 8.71907L13.5262 8.38797L13.6367 8.11205L13.7471 7.83613L13.8023 7.50503L13.9127 7.22911L13.9127 6.84282L13.9679 6.5669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2" xml:id="shape-124" draw:id="shape-124" draw:layer="" svg:width="21.17356995958pt" svg:height="13.85704840286pt" svg:x="703.21940913360pt" svg:y="416.39948786163pt" svg:viewBox="0 0 21 14" svg:d="M21.1736 6.90092L21.1183 6.51447L21.1183 6.23843L21.063 5.85198L20.9524 5.52074L20.8419 5.13428L20.676 4.85825L20.5102 4.4718L20.289 4.19576L20.1232 3.86452L19.8468 3.53327L19.5703 3.25723L19.2386 2.9812L18.9069 2.64995L18.5752 2.37392L18.2435 2.09788L17.8566 1.87705L17.4696 1.65622L17.0826 1.43539L16.6403 1.21456L16.1428 0.993733L15.7005 0.82811L15.2582 0.717696L14.7607 0.552074L14.2079 0.386452L13.7103 0.331244L13.2127 0.220829L12.7152 0.110415L12.1624 0.0552074L11.6095 0L11.112 0L10.5591 0L10.0616 0L9.50876 0L8.95592 0.0552074L8.40309 0.110415L7.90554 0.220829L7.40799 0.331244L6.91043 0.386452L6.3576 0.552074L5.86005 0.717696L5.41778 0.82811L4.97551 0.993733L4.53324 1.21456L4.09098 1.43539L3.64871 1.65622L3.26172 1.87705L2.87474 2.09788L2.54304 2.37392L2.21134 2.64995L1.87964 2.9812L1.60322 3.25723L1.3268 3.53327L1.05039 3.86452L0.829252 4.19576L0.608118 4.4718L0.442268 4.85825L0.331701 5.13428L0.16585 5.52074L0.110567 5.85198L0.0552835 6.23843L0 6.51447L0 6.90092L0 7.23216L0.0552835 7.61862L0.110567 7.94986L0.16585 8.2811L0.331701 8.61235L0.442268 8.9988L0.608118 9.33004L0.829252 9.60608L1.05039 9.93733L1.3268 10.2686L1.60322 10.5446L1.87964 10.8206L2.21134 11.1519L2.54304 11.3727L2.87474 11.6488L3.26172 11.8696L3.64871 12.1456L4.09098 12.3664L4.53324 12.5873L4.97551 12.7529L5.41778 12.9737L5.86005 13.0841L6.3576 13.2498L6.91043 13.3602L7.40799 13.4706L7.90554 13.581L8.40309 13.6362L8.95592 13.7466L9.50876 13.7466L10.0616 13.857L10.5591 13.857L11.112 13.857L11.6095 13.7466L12.1624 13.7466L12.7152 13.6362L13.2127 13.581L13.7103 13.4706L14.2079 13.3602L14.7607 13.2498L15.2582 13.0841L15.7005 12.9737L16.1428 12.7529L16.6403 12.5873L17.0826 12.3664L17.4696 12.1456L17.8566 11.8696L18.2435 11.6488L18.5752 11.3727L18.9069 11.1519L19.2386 10.8206L19.5703 10.5446L19.8468 10.2686L20.1232 9.93733L20.289 9.60608L20.5102 9.33004L20.676 8.9988L20.8419 8.61235L20.9524 8.2811L21.063 7.94986L21.1183 7.61862L21.1183 7.2321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2" xml:id="shape-125" draw:id="shape-125" draw:layer="" svg:width="31.87121132659pt" svg:height="16.46217350260pt" svg:x="718.46216237675pt" svg:y="418.39490283164pt" svg:viewBox="0 0 32 16" svg:d="M31.8712 8.23109L31.8159 7.78915L31.7605 7.34721L31.7052 6.96052L31.5392 6.51858L31.3179 6.13188L31.0966 5.74519L30.8199 5.35849L30.5432 4.9718L30.2113 4.5851L29.8793 4.19841L29.4366 3.86695L28.9939 3.48026L28.496 3.20405L27.998 2.87259L27.5 2.54114L26.8913 2.26493L26.2827 1.98872L25.7294 1.71251L25.01 1.4363L24.3461 1.21533L23.6821 0.994359L22.9628 0.828633L22.1881 0.607664L21.4688 0.49718L20.6942 0.331453L19.9195 0.220969L19.1449 0.110484L18.3149 0.0552422L17.5402 0L16.7103 0L15.9356 0L15.1056 0L14.2756 0L13.501 0.0552422L12.671 0.110484L11.9517 0.220969L11.1771 0.331453L10.4024 0.49718L9.62776 0.607664L8.90845 0.828633L8.18913 0.994359L7.46982 1.21533L6.86116 1.4363L6.19718 1.71251L5.5332 1.98872L4.92454 2.26493L4.37123 2.54114L3.87324 2.87259L3.31992 3.20405L2.82193 3.48026L2.37927 3.86695L1.99195 4.19841L1.60463 4.5851L1.27264 4.9718L0.995975 5.35849L0.719316 5.74519L0.497988 6.13188L0.331992 6.51858L0.165996 6.96052L0.055332 7.34721L0 7.78915L0 8.23109L0 8.61778L0.055332 9.05972L0.165996 9.50166L0.331992 9.88835L0.497988 10.275L0.719316 10.717L0.995975 11.1037L1.27264 11.4904L1.60463 11.8771L1.99195 12.2085L2.37927 12.5952L2.82193 12.9267L3.31992 13.2581L3.87324 13.5896L4.37123 13.8658L4.92454 14.142L5.5332 14.4735L6.19718 14.7497L6.86116 14.9706L7.46982 15.1916L8.18913 15.4126L8.90845 15.6335L9.62776 15.7993L10.4024 15.9098L11.1771 16.0755L11.9517 16.186L12.671 16.2964L13.501 16.3517L14.2756 16.4069L15.1056 16.4069L15.9356 16.4622L16.7103 16.4069L17.5402 16.4069L18.3149 16.3517L19.1449 16.2964L19.9195 16.186L20.6942 16.0755L21.4688 15.9098L22.1881 15.7993L22.9628 15.6335L23.6821 15.4126L24.3461 15.1916L25.01 14.9706L25.7294 14.7497L26.2827 14.4735L26.8913 14.142L27.5 13.8658L27.998 13.5896L28.496 13.2581L28.9939 12.9267L29.4366 12.5952L29.8793 12.2085L30.2113 11.8771L30.5432 11.4904L30.8199 11.1037L31.0966 10.717L31.3179 10.275L31.5392 9.88835L31.7052 9.50166L31.7605 9.05972L31.8159 8.61778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2" xml:id="shape-126" draw:id="shape-126" draw:layer="" svg:width="20.56385982985pt" svg:height="11.86163343285pt" svg:x="738.41631207687pt" svg:y="401.93272932903pt" svg:viewBox="0 0 21 12" svg:d="M20.5639 5.90323L20.5086 5.57221L20.4533 5.29636L20.398 4.96533L20.3427 4.68948L20.1769 4.41363L20.0663 4.13778L19.9005 3.86193L19.6794 3.58608L19.5136 3.31022L19.2372 3.03437L19.016 2.75852L18.6844 2.53784L18.3527 2.31716L18.0763 2.0413L17.6893 1.82062L17.3024 1.59994L16.9154 1.43443L16.5838 1.21375L16.0862 1.04824L15.644 0.882726L15.2571 0.717215L14.7595 0.551704L14.3173 0.441363L13.8198 0.331022L13.3223 0.220682L12.8248 0.220682L12.3273 0.110341L11.7745 0.0551704L11.277 0.0551704L10.7794 0L10.2267 0L9.72914 0L9.23163 0.0551704L8.67883 0.0551704L8.18132 0.110341L7.62853 0.220682L7.13102 0.220682L6.68878 0.331022L6.19127 0.441363L5.74904 0.551704L5.25152 0.717215L4.80929 0.882726L4.36706 1.04824L3.92482 1.21375L3.53787 1.43443L3.20619 1.59994L2.76396 1.82062L2.43228 2.0413L2.10061 2.31716L1.82421 2.53784L1.49254 2.75852L1.27142 3.03437L0.995025 3.31022L0.773909 3.58608L0.608071 3.86193L0.442234 4.13778L0.276396 4.41363L0.165838 4.68948L0.0552792 4.96533L0 5.29636L0 5.57221L0 5.90323L0 6.23425L0 6.51011L0.0552792 6.84113L0.165838 7.11698L0.276396 7.39283L0.442234 7.72385L0.608071 7.94454L0.773909 8.22039L0.995025 8.49624L1.27142 8.77209L1.49254 9.04794L1.82421 9.3238L2.10061 9.48931L2.43228 9.76516L2.76396 9.98584L3.20619 10.2065L3.53787 10.372L3.92482 10.5927L4.36706 10.7582L4.80929 10.9237L5.25152 11.0892L5.74904 11.2548L6.19127 11.3651L6.68878 11.4754L7.13102 11.5858L7.62853 11.641L8.18132 11.7513L8.67883 11.7513L9.23163 11.7513L9.72914 11.8616L10.2267 11.8616L10.7794 11.8616L11.277 11.7513L11.7745 11.7513L12.3273 11.7513L12.8248 11.641L13.3223 11.5858L13.8198 11.4754L14.3173 11.3651L14.7595 11.2548L15.2571 11.0892L15.644 10.9237L16.0862 10.7582L16.5838 10.5927L16.9154 10.372L17.3024 10.2065L17.6893 9.98584L18.0763 9.76516L18.3527 9.48931L18.6844 9.3238L19.016 9.04794L19.2372 8.77209L19.5136 8.49624L19.6794 8.22039L19.9005 7.94454L20.0663 7.72385L20.1769 7.39283L20.3427 7.11698L20.398 6.84113L20.4533 6.51011L20.5086 6.23425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2" xml:id="shape-127" draw:id="shape-127" draw:layer="" svg:width="19.89872150651pt" svg:height="11.86163343285pt" svg:x="741.68657549995pt" svg:y="409.80353282186pt" svg:viewBox="0 0 20 12" svg:d="M19.8987 5.90323L19.8434 5.62738L19.7882 5.29636L19.7882 5.02051L19.6776 4.68948L19.5671 4.41363L19.4565 4.13778L19.2907 3.86193L19.0696 3.58608L18.8485 3.31022L18.6274 3.03437L18.351 2.75852L18.0747 2.53784L17.7983 2.31716L17.4667 2.0413L17.135 1.82062L16.8034 1.59994L16.4164 1.43443L16.0295 1.21375L15.5873 1.04824L15.2004 0.882726L14.7582 0.772385L14.316 0.551704L13.8186 0.441363L13.3764 0.331022L12.9342 0.275852L12.4367 0.165511L11.9392 0.110341L11.4418 0.0551704L10.9443 0.0551704L10.4468 0L9.94936 0L9.45189 0L8.95442 0.0551704L8.40168 0.0551704L7.90421 0.110341L7.46202 0.165511L6.96455 0.275852L6.46708 0.331022L5.96962 0.441363L5.52742 0.551704L5.08523 0.772385L4.69831 0.882726L4.20084 1.04824L3.81392 1.21375L3.427 1.43443L3.04008 1.59994L2.70844 1.82062L2.37679 2.0413L2.04515 2.31716L1.76878 2.53784L1.4924 2.75852L1.21603 3.03437L0.994936 3.31022L0.773839 3.58608L0.552742 3.86193L0.442194 4.13778L0.276371 4.41363L0.165823 4.68948L0.0552742 5.02051L0 5.29636L0 5.62738L0 5.90323L0 6.17908L0 6.51011L0.0552742 6.84113L0.165823 7.11698L0.276371 7.39283L0.442194 7.72385L0.552742 7.94454L0.773839 8.27556L0.994936 8.55141L1.21603 8.82726L1.4924 9.04794L1.76878 9.3238L2.04515 9.54448L2.37679 9.76516L2.70844 9.98584L3.04008 10.2065L3.427 10.4272L3.81392 10.5927L4.20084 10.8134L4.69831 10.9789L5.08523 11.0892L5.52742 11.2548L5.96962 11.3651L6.46708 11.4754L6.96455 11.5858L7.46202 11.6961L7.90421 11.6961L8.40168 11.7513L8.95442 11.8065L9.45189 11.8616L9.94936 11.8616L10.4468 11.8616L10.9443 11.8065L11.4418 11.7513L11.9392 11.6961L12.4367 11.6961L12.9342 11.5858L13.3764 11.4754L13.8186 11.3651L14.316 11.2548L14.7582 11.0892L15.2004 10.9789L15.5873 10.8134L16.0295 10.5927L16.4164 10.4272L16.8034 10.2065L17.135 9.98584L17.4667 9.76516L17.7983 9.54448L18.0747 9.3238L18.351 9.04794L18.6274 8.82726L18.8485 8.55141L19.0696 8.27556L19.2907 7.94454L19.4565 7.72385L19.5671 7.39283L19.6776 7.11698L19.7882 6.84113L19.7882 6.51011L19.8434 6.17908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2" xml:id="shape-128" draw:id="shape-128" draw:layer="" svg:width="19.95414970013pt" svg:height="19.78786511929pt" svg:x="739.69116052994pt" svg:y="412.46408611521pt" svg:viewBox="0 0 20 20" svg:d="M19.9541 9.89393L19.8989 9.3412L19.8436 8.84374L19.7883 8.40155L19.7331 7.90409L19.6225 7.35136L19.512 6.90917L19.2909 6.41171L19.125 5.96952L18.9039 5.52734L18.6828 5.02988L18.4065 4.64296L18.1301 4.20078L17.8537 3.75859L17.5221 3.42695L17.1904 3.04004L16.8588 2.70839L16.4718 2.37675L16.0296 2.04511L15.6427 1.71347L15.2558 1.43711L14.8136 1.16074L14.3714 0.994921L13.8739 0.773827L13.3765 0.608007L12.9343 0.386914L12.4368 0.276367L11.9946 0.16582L11.4971 0.0552734L10.9997 0L10.5022 0L9.94944 0L9.45197 0L8.95449 0L8.45702 0.0552734L7.95955 0.16582L7.46208 0.276367L7.01988 0.386914L6.52241 0.608007L6.02494 0.773827L5.52747 0.994921L5.08527 1.16074L4.69835 1.43711L4.25615 1.71347L3.86923 2.04511L3.4823 2.37675L3.09538 2.70839L2.70846 3.04004L2.37681 3.42695L2.04516 3.75859L1.76879 4.20078L1.49242 4.64296L1.21604 5.02988L0.994944 5.52734L0.773845 5.96952L0.608021 6.41171L0.442197 6.90917L0.276373 7.35136L0.221099 7.90409L0.110549 8.40155L0.0552747 8.84374L0 9.3412L0 9.89393L0 10.3914L0.0552747 10.8889L0.110549 11.331L0.221099 11.8285L0.276373 12.3812L0.442197 12.8234L0.608021 13.3209L0.773845 13.8183L0.994944 14.2053L1.21604 14.7027L1.49242 15.0896L1.76879 15.5318L2.04516 15.974L2.37681 16.3056L2.70846 16.6926L3.09538 17.0242L3.4823 17.3558L3.86923 17.6875L4.25615 18.0191L4.69835 18.2955L5.08527 18.5719L5.52747 18.7377L6.02494 18.9588L6.52241 19.1799L7.01988 19.3457L7.46208 19.4562L7.95955 19.5668L8.45702 19.6773L8.95449 19.7326L9.45197 19.7879L9.94944 19.7879L10.5022 19.7879L10.9997 19.7326L11.4971 19.6773L11.9946 19.5668L12.4368 19.4562L12.9343 19.3457L13.3765 19.1799L13.8739 18.9588L14.3714 18.7377L14.8136 18.5719L15.2558 18.2955L15.6427 18.0191L16.0296 17.6875L16.4718 17.3558L16.8588 17.0242L17.1904 16.6926L17.5221 16.3056L17.8537 15.974L18.1301 15.5318L18.4065 15.0896L18.6828 14.7027L18.9039 14.2053L19.125 13.8183L19.2909 13.3209L19.512 12.8234L19.6225 12.3812L19.7331 11.8285L19.7883 11.331L19.8436 10.8889L19.8989 10.3914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2" xml:id="shape-129" draw:id="shape-129" draw:layer="" svg:width="40.51800952998pt" svg:height="19.78786511929pt" svg:x="710.48050249670pt" svg:y="406.53326939879pt" svg:viewBox="0 0 41 20" svg:d="M40.518 9.83866L40.4627 9.3412L40.4073 8.84374L40.2966 8.34628L40.0752 7.84882L39.8538 7.40663L39.577 6.90917L39.2449 6.46698L38.8574 5.96952L38.47 5.47206L37.9718 5.08515L37.4736 4.64296L36.8647 4.20078L36.2559 3.81386L35.5916 3.42695L34.9274 3.04004L34.2078 2.70839L33.4329 2.32148L32.658 2.04511L31.8277 1.76875L30.942 1.49238L30.0564 1.21601L29.1708 0.994921L28.2298 0.773827L27.2888 0.608007L26.2924 0.442187L25.3514 0.33164L24.3551 0.16582L23.3034 0.110547L22.307 0.0552734L21.2553 0L20.2037 0L19.2073 0L18.1556 0.0552734L17.1593 0.110547L16.1629 0.16582L15.1666 0.33164L14.1702 0.442187L13.1739 0.608007L12.2329 0.773827L11.2919 0.994921L10.4063 1.21601L9.52063 1.49238L8.63499 1.76875L7.86005 2.04511L7.02976 2.32148L6.31018 2.70839L5.53525 3.04004L4.87102 3.42695L4.20679 3.81386L3.59791 4.20078L3.04439 4.64296L2.54621 5.08515L2.04804 5.47206L1.60522 5.96952L1.27311 6.46698L0.88564 6.90917L0.608877 7.40663L0.387467 7.84882L0.166057 8.34628L0.110705 8.84374L0 9.3412L0 9.83866L0 10.3361L0.110705 10.8336L0.166057 11.3863L0.387467 11.8838L0.608877 12.326L0.88564 12.8234L1.27311 13.2656L1.60522 13.7631L2.04804 14.2053L2.54621 14.6474L3.04439 15.0896L3.59791 15.5318L4.20679 15.8635L4.87102 16.3056L5.53525 16.6926L6.31018 17.0242L7.02976 17.3558L7.86005 17.6875L8.63499 17.9638L9.52063 18.2402L10.4063 18.5166L11.2919 18.7377L12.2329 18.9588L13.1739 19.1246L14.1702 19.2904L15.1666 19.401L16.1629 19.5115L17.1593 19.622L18.1556 19.6773L19.2073 19.7326L20.2037 19.7879L21.2553 19.7326L22.307 19.6773L23.3034 19.622L24.3551 19.5115L25.3514 19.401L26.2924 19.2904L27.2888 19.1246L28.2298 18.9588L29.1708 18.7377L30.0564 18.5166L30.942 18.2402L31.8277 17.9638L32.658 17.6875L33.4329 17.3558L34.2078 17.0242L34.9274 16.6926L35.5916 16.3056L36.2559 15.8635L36.8647 15.5318L37.4736 15.0896L37.9718 14.6474L38.47 14.2053L38.8574 13.7631L39.2449 13.2656L39.577 12.8234L39.8538 12.326L40.0752 11.8838L40.2966 11.3863L40.4073 10.8336L40.4627 10.3361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2" xml:id="shape-130" draw:id="shape-130" draw:layer="" svg:width="27.27067125684pt" svg:height="7.92623168644pt" svg:x="720.73471831482pt" svg:y="397.33218925928pt" svg:viewBox="0 0 27 8" svg:d="M13.663 7.92623L27.2707 6.1098L27.0494 5.7245L26.8835 5.3392L26.6622 4.95389L26.3303 4.56859L26.0537 4.23833L25.7218 3.90807L25.3346 3.52277L24.9474 3.24755L24.5049 2.91729L24.0624 2.58703L23.5645 2.31182L23.0667 2.0366L22.5135 1.76138L21.9604 1.54121L21.4072 1.266L20.7987 1.10087L20.1903 0.880692L19.5818 0.715563L18.918 0.550433L18.2542 0.385303L17.5904 0.275216L16.9266 0.16513L16.2075 0.110087L15.5437 0L14.8246 0L14.1608 0L13.4417 0L12.7226 0L12.0035 0L11.2844 0.0550433L10.6206 0.110087L9.95684 0.275216L9.23773 0.385303L8.62926 0.495389L7.96547 0.660519L7.357 0.825649L6.69321 1.04582L6.14005 1.21095L5.53158 1.43113L4.9231 1.70634L4.42526 1.92651L3.92742 2.25677L3.42958 2.53199L2.93174 2.80721L2.54453 3.13747L2.102 3.41268L1.71479 3.79799L1.38289 4.12825L1.051 4.51355L0.774421 4.84381L0.497842 5.22911L0.331895 5.61441L0.110632 5.99972L0 6.38502Z" calligra:nodeTypes="ccccccccccccccccccccccccccccccccccccccccccccccccccccccccc">
            <draw:glue-point draw:id="4" svg:x="0.50000000000pt" svg:y="0.50000000000pt" draw:align="center"/>
            <draw:glue-point draw:id="5" svg:x="0.50000000000pt" svg:y="0.50000000000pt" draw:align="center"/>
          </draw:path>
          <draw:path draw:style-name="gr23" xml:id="shape-131" draw:id="shape-131" draw:layer="" svg:width="27.27067125684pt" svg:height="6.42967045893pt" svg:x="720.73471831482pt" svg:y="397.33218925928pt" svg:viewBox="0 0 27 6" svg:d="M27.2707 6.1549L27.0494 5.71526L26.8835 5.33058L26.6622 5.00085L26.3303 4.61617L25.9984 4.23149L25.7218 3.90177L25.3346 3.57204L24.9474 3.24231L24.5049 2.91259L24.0624 2.58286L23.5645 2.30809L23.0667 2.03331L22.5135 1.75854L21.9604 1.53872L21.4072 1.26395L20.7987 1.09909L20.1903 0.879271L19.5818 0.714408L18.918 0.549544L18.2542 0.384681L17.5904 0.274772L16.9266 0.164863L16.2075 0.109909L15.4884 0L14.8246 0L14.1055 0L13.4417 0L12.7226 0L12.0035 0L11.3397 0.109909L10.6206 0.164863L9.95684 0.274772L9.23773 0.329727L8.62926 0.49459L7.96547 0.659453L7.357 0.879271L6.69321 1.04413L6.14005 1.26395L5.53158 1.42882L4.9231 1.70359L4.42526 1.97836L3.92742 2.25313L3.42958 2.5279L2.93174 2.80268L2.54453 3.1324L2.15731 3.46213L1.71479 3.79186L1.38289 4.17654L1.051 4.50626L0.774421 4.83599L0.553158 5.22067L0.331895 5.60535L0.110632 6.04499L0 6.42967" calligra:nodeTypes="ccccccccccccccccccccccccccccccccccccccccccccccccccccccc">
            <draw:glue-point draw:id="4" svg:x="0.50000000000pt" svg:y="0.50000000000pt" draw:align="center"/>
            <draw:glue-point draw:id="5" svg:x="0.50000000000pt" svg:y="0.50000000000pt" draw:align="center"/>
          </draw:path>
          <draw:path draw:style-name="gr22" xml:id="shape-132" draw:id="shape-132" draw:layer="" svg:width="16.68388627705pt" svg:height="9.25650833311pt" svg:x="705.82453423333pt" svg:y="401.26759100570pt" svg:viewBox="0 0 17 9" svg:d="M10.2755 7.82395L16.6839 1.65295L16.2972 1.43255L15.8552 1.21216L15.358 0.991769L14.9713 0.826474L14.4741 0.661179L14.0321 0.495884L13.4797 0.33059L13.0377 0.275491L12.4853 0.165295L11.9881 0.0550983L11.4909 0.0550983L10.9937 0L10.4965 0L9.94404 0L9.44684 0L8.89439 0.0550983L8.39719 0.110197L7.89999 0.220393L7.34754 0.275491L6.90558 0.440786L6.40838 0.550983L5.91118 0.716277L5.46922 0.881572L5.02726 1.10197L4.58531 1.32236L4.14335 1.54275L3.75664 1.76314L3.36992 2.03864L2.98321 2.31413L2.5965 2.58962L2.26503 2.86511L1.98881 3.1957L1.65734 3.52629L1.43636 3.85688L1.16014 4.18747L0.939159 4.57316L0.718181 4.95884L0.552447 5.34453L0.386713 5.73022L0.276223 6.06081L0.165734 6.4465L0.0552447 6.83218L0 7.27297L0 7.60356L0 8.04435L0 8.43003L0.0552447 8.87082L0.165734 9.25651Z" calligra:nodeTypes="ccccccccccccccccccccccccccccccccccccccccccccccccccc">
            <draw:glue-point draw:id="4" svg:x="0.50000000000pt" svg:y="0.50000000000pt" draw:align="center"/>
            <draw:glue-point draw:id="5" svg:x="0.50000000000pt" svg:y="0.50000000000pt" draw:align="center"/>
          </draw:path>
          <draw:path draw:style-name="gr23" xml:id="shape-133" draw:id="shape-133" draw:layer="" svg:width="16.68388627705pt" svg:height="9.25650833311pt" svg:x="705.82453423333pt" svg:y="401.26759100570pt" svg:viewBox="0 0 17 9" svg:d="M16.6839 1.70805L16.2972 1.43255L15.8552 1.21216L15.358 1.04687L14.9713 0.826474L14.4741 0.661179L13.9769 0.495884L13.4797 0.33059L12.9825 0.275491L12.4853 0.165295L11.9881 0.0550983L11.4909 0.0550983L10.9384 0L10.4965 0L9.94404 0L9.44684 0L8.89439 0.0550983L8.39719 0.110197L7.89999 0.220393L7.40278 0.275491L6.90558 0.440786L6.40838 0.550983L5.96642 0.716277L5.46922 0.881572L5.02726 1.10197L4.58531 1.32236L4.19859 1.54275L3.75664 1.76314L3.36992 1.98354L2.98321 2.31413L2.5965 2.58962L2.32028 2.86511L1.98881 3.1957L1.71258 3.52629L1.43636 3.85688L1.16014 4.18747L0.939159 4.57316L0.718181 4.95884L0.552447 5.34453L0.386713 5.67512L0.276223 6.11591L0.165734 6.5016L0.0552447 6.83218L0 7.27297L0 7.65866L0 8.09944L0 8.48513L0.0552447 8.87082L0.165734 9.25651" calligra:nodeTypes="ccccccccccccccccccccccccccccccccccccccccccccccccc">
            <draw:glue-point draw:id="4" svg:x="0.50000000000pt" svg:y="0.50000000000pt" draw:align="center"/>
            <draw:glue-point draw:id="5" svg:x="0.50000000000pt" svg:y="0.50000000000pt" draw:align="center"/>
          </draw:path>
          <draw:path draw:style-name="gr22" xml:id="shape-134" draw:id="shape-134" draw:layer="" svg:width="17.84787834289pt" svg:height="7.48280613755pt" svg:x="703.21940913360pt" svg:y="422.82915832055pt" svg:viewBox="0 0 18 7" svg:d="M10.8855 0.220083L0 0L0 0.330124L0 0.715268L0.0552566 1.10041L0.110513 1.43054L0.221026 1.81568L0.386796 2.1458L0.552566 2.47593L0.718336 2.86107L0.939362 3.1912L1.21564 3.52132L1.43667 3.85144L1.76821 4.12655L2.09975 4.45667L2.37603 4.73177L2.76283 5.00688L3.14963 5.28198L3.53642 5.55708L3.97847 5.77717L4.42053 5.99725L4.86258 6.27235L5.35989 6.43741L5.80194 6.60248L6.29925 6.76754L6.79656 6.87758L7.34913 7.04264L7.84644 7.15268L8.399 7.26272L8.95157 7.31774L9.50413 7.37276L10.0567 7.42779L10.6093 7.48281L11.1618 7.48281L11.7144 7.42779L12.267 7.37276L12.8195 7.31774L13.3721 7.26272L13.8694 7.15268L14.422 7.04264L14.9193 6.87758L15.4166 6.76754L15.9692 6.60248L16.4112 6.43741L16.9085 6.27235L17.3506 6.05227L17.8479 5.83219Z" calligra:nodeTypes="cccccccccccccccccccccccccccccccccccccccccccccccc">
            <draw:glue-point draw:id="4" svg:x="0.50000000000pt" svg:y="0.50000000000pt" draw:align="center"/>
            <draw:glue-point draw:id="5" svg:x="0.50000000000pt" svg:y="0.50000000000pt" draw:align="center"/>
          </draw:path>
          <draw:path draw:style-name="gr23" xml:id="shape-135" draw:id="shape-135" draw:layer="" svg:width="17.90330653650pt" svg:height="7.42737794394pt" svg:x="703.21940913360pt" svg:y="422.82915832055pt" svg:viewBox="0 0 18 7" svg:d="M0 0L0 0.330106L0 0.715229L0.0552571 1.04533L0.165771 1.43046L0.276286 1.81558L0.3868 2.14569L0.552571 2.47579L0.7736 2.86092L0.939371 3.19102L1.21566 3.52113L1.49194 3.79622L1.71297 4.12632L2.09977 4.45643L2.37606 4.73151L2.76286 5.0066L3.14966 5.28169L3.59171 5.50176L3.97851 5.77685L4.42057 5.99692L4.86263 6.21699L5.35994 6.38204L5.85725 6.60211L6.35457 6.71215L6.85188 6.8772L7.40445 6.98724L7.90177 7.09727L8.39908 7.20731L9.00691 7.26233L9.55948 7.37236L10.1121 7.37236L10.6646 7.42738L11.2172 7.42738L11.7145 7.37236L12.2671 7.37236L12.8749 7.26233L13.4275 7.20731L13.9248 7.09727L14.4221 6.98724L14.9747 6.8772L15.5273 6.71215L15.9693 6.60211L16.4666 6.38204L16.9639 6.21699L17.406 5.99692L17.9033 5.77685" calligra:nodeTypes="cccccccccccccccccccccccccccccccccccccccccccccc">
            <draw:glue-point draw:id="4" svg:x="0.50000000000pt" svg:y="0.50000000000pt" draw:align="center"/>
            <draw:glue-point draw:id="5" svg:x="0.50000000000pt" svg:y="0.50000000000pt" draw:align="center"/>
          </draw:path>
          <draw:path draw:style-name="gr22" xml:id="shape-136" draw:id="shape-136" draw:layer="" svg:width="13.80162020925pt" svg:height="7.87080349283pt" svg:x="745.17855169747pt" svg:y="401.93272932903pt" svg:viewBox="0 0 14 8" svg:d="M3.47801 5.88934L13.1943 7.8708L13.36 7.54056L13.5256 7.26536L13.5808 6.93511L13.6912 6.65991L13.7464 6.38471L13.8016 6.05446L13.8016 5.77926L13.7464 5.44902L13.6912 5.17381L13.5808 4.84357L13.4704 4.56837L13.36 4.23812L13.1943 3.96292L13.0287 3.68772L12.8079 3.41252L12.5319 3.13731L12.311 2.86211L12.035 2.58691L11.759 2.36675L11.3725 2.14658L11.0413 1.92642L10.7101 1.70626L10.3236 1.43106L9.88196 1.32097L9.49551 1.10081L9.05386 0.93569L8.61221 0.770568L8.11535 0.660487L7.61849 0.495365L7.17684 0.385284L6.67998 0.275203L6.18313 0.220162L5.68627 0.110081L5.1342 0.0550406L4.63734 0.0550406L4.08528 0L3.53321 0L3.03636 0L2.5395 0L2.04264 0.0550406L1.49057 0.110081L0.993717 0.220162L0.496858 0.220162L0 0.330244Z" calligra:nodeTypes="ccccccccccccccccccccccccccccccccccccccccccccccc">
            <draw:glue-point draw:id="4" svg:x="0.50000000000pt" svg:y="0.50000000000pt" draw:align="center"/>
            <draw:glue-point draw:id="5" svg:x="0.50000000000pt" svg:y="0.50000000000pt" draw:align="center"/>
          </draw:path>
          <draw:path draw:style-name="gr23" xml:id="shape-137" draw:id="shape-137" draw:layer="" svg:width="13.80162020925pt" svg:height="7.81537529922pt" svg:x="745.17855169747pt" svg:y="401.93272932903pt" svg:viewBox="0 0 14 8" svg:d="M13.1943 7.81538L13.36 7.48515L13.5256 7.20996L13.636 6.93477L13.6912 6.60454L13.7464 6.32935L13.8016 6.05416L13.8016 5.72394L13.7464 5.39371L13.6912 5.06348L13.5808 4.78829L13.5256 4.5131L13.36 4.18288L13.1943 3.90769L13.0287 3.68754L12.8079 3.41235L12.5871 3.08212L12.311 2.80693L12.035 2.58678L11.759 2.31159L11.4277 2.14648L11.0413 1.87129L10.6549 1.65114L10.3236 1.48602L9.88196 1.26587L9.44031 1.04572L9.05386 0.935644L8.61221 0.715492L8.11535 0.605416L7.61849 0.440303L7.17684 0.385265L6.67998 0.275189L6.18313 0.165114L5.63106 0.110076L5.1342 0.0550379L4.63734 0L4.08528 0L3.53321 0L3.03636 0L2.5395 0L2.04264 0.0550379L1.49057 0.110076L0.993717 0.165114L0.441652 0.220151L0 0.330227" calligra:nodeTypes="ccccccccccccccccccccccccccccccccccccccccccccc">
            <draw:glue-point draw:id="4" svg:x="0.50000000000pt" svg:y="0.50000000000pt" draw:align="center"/>
            <draw:glue-point draw:id="5" svg:x="0.50000000000pt" svg:y="0.50000000000pt" draw:align="center"/>
          </draw:path>
          <draw:path draw:style-name="gr22" xml:id="shape-138" draw:id="shape-138" draw:layer="" svg:width="11.30735149674pt" svg:height="6.42967045893pt" svg:x="750.33337370334pt" svg:y="411.90980417910pt" svg:viewBox="0 0 11 6" svg:d="M0 3.84681L10.3697 6.42967L10.5903 6.09994L10.7558 5.77022L10.9212 5.44049L11.0867 5.11076L11.1419 4.78104L11.197 4.45131L11.2522 4.12158L11.3074 3.7369L11.2522 3.46213L11.197 3.07745L11.1419 2.74772L11.0316 2.418L10.9212 2.08827L10.7006 1.75854L10.48 1.48377L10.2594 1.15404L10.0387 0.824317L9.76293 0.49459L9.43199 0.219818L9.1562 0Z" calligra:nodeTypes="ccccccccccccccccccccccc">
            <draw:glue-point draw:id="4" svg:x="0.50000000000pt" svg:y="0.50000000000pt" draw:align="center"/>
            <draw:glue-point draw:id="5" svg:x="0.50000000000pt" svg:y="0.50000000000pt" draw:align="center"/>
          </draw:path>
          <draw:path draw:style-name="gr23" xml:id="shape-139" draw:id="shape-139" draw:layer="" svg:width="2.16169955085pt" svg:height="6.42967045893pt" svg:x="759.47902564923pt" svg:y="411.90980417910pt" svg:viewBox="0 0 2 6" svg:d="M1.24298 6.42967L1.45915 6.09994L1.67532 5.71526L1.7834 5.44049L1.94553 5.05581L2.05361 4.72608L2.10766 4.3414L2.1617 4.01167L2.1617 3.62699L2.05361 3.24231L2.05361 2.91259L1.94553 2.58286L1.7834 2.19818L1.62127 1.86845L1.45915 1.53872L1.24298 1.209L0.918722 0.879271L0.64851 0.549544L0.324255 0.274772L0 0" calligra:nodeTypes="cccccccccccccccccccc">
            <draw:glue-point draw:id="4" svg:x="0.50000000000pt" svg:y="0.50000000000pt" draw:align="center"/>
            <draw:glue-point draw:id="5" svg:x="0.50000000000pt" svg:y="0.50000000000pt" draw:align="center"/>
          </draw:path>
          <draw:path draw:style-name="gr22" xml:id="shape-140" draw:id="shape-140" draw:layer="" svg:width="13.57990743481pt" svg:height="13.24733827314pt" svg:x="746.67511292498pt" svg:y="419.66975128470pt" svg:viewBox="0 0 14 13" svg:d="M3.31217 3.03585L0 12.6954L0.441623 12.8058L0.993652 12.9714L1.49048 13.0817L1.9873 13.1921L2.53933 13.1921L3.03616 13.2473L3.53298 13.2473L4.08501 13.1921L4.63704 13.1921L5.13387 13.0817L5.6859 12.9714L6.18272 12.8058L6.67955 12.6954L7.12117 12.4746L7.618 12.309L8.11482 12.033L8.55645 11.8122L9.05327 11.5362L9.43969 11.205L9.88131 10.8739L10.2677 10.5427L10.6542 10.1563L10.9854 9.76991L11.3166 9.38353L11.6478 8.94195L11.9238 8.55557L12.255 8.0588L12.4758 7.61722L12.6967 7.17564L12.8623 6.67887L13.0831 6.18209L13.1935 5.63012L13.3591 5.13334L13.4143 4.63657L13.5247 4.13979L13.5799 3.58782L13.5799 3.09105L13.5799 2.53907L13.5247 2.0423L13.4695 1.54552L13.3591 0.99355L13.2487 0.496775L13.0831 0Z" calligra:nodeTypes="cccccccccccccccccccccccccccccccccccccccccccccc">
            <draw:glue-point draw:id="4" svg:x="0.50000000000pt" svg:y="0.50000000000pt" draw:align="center"/>
            <draw:glue-point draw:id="5" svg:x="0.50000000000pt" svg:y="0.50000000000pt" draw:align="center"/>
          </draw:path>
          <draw:path draw:style-name="gr23" xml:id="shape-141" draw:id="shape-141" draw:layer="" svg:width="13.63533562842pt" svg:height="13.19191007953pt" svg:x="746.61968473137pt" svg:y="419.66975128470pt" svg:viewBox="0 0 14 13" svg:d="M0 12.6399L0.496834 12.8055L0.993668 12.8607L1.54571 13.0263L1.98734 13.1367L2.53937 13.1367L3.09141 13.1919L3.58825 13.1919L4.08508 13.1367L4.63712 13.1367L5.18916 13.0263L5.68599 12.8607L6.18282 12.8055L6.67966 12.6399L7.17649 12.4192L7.67333 12.2536L8.11496 11.9776L8.61179 11.7568L9.05342 11.4808L9.49505 11.1496L9.88148 10.8737L10.3231 10.4873L10.6543 10.1009L11.0408 9.71454L11.372 9.38337L11.648 8.8866L11.9792 8.50023L12.2552 8.05866L12.5313 7.56189L12.6969 7.12032L12.9177 6.62355L13.0833 6.12679L13.2489 5.63002L13.3593 5.13325L13.4697 4.63649L13.5801 4.13972L13.6353 3.58776L13.6353 3.0358L13.6353 2.53903L13.5801 1.98707L13.5249 1.4903L13.4145 0.993533L13.3041 0.496766L13.1385 0" calligra:nodeTypes="cccccccccccccccccccccccccccccccccccccccccccc">
            <draw:glue-point draw:id="4" svg:x="0.50000000000pt" svg:y="0.50000000000pt" draw:align="center"/>
            <draw:glue-point draw:id="5" svg:x="0.50000000000pt" svg:y="0.50000000000pt" draw:align="center"/>
          </draw:path>
          <draw:path draw:style-name="gr22" xml:id="shape-142" draw:id="shape-142" draw:layer="" svg:width="7.31652155671pt" svg:height="12.47134356258pt" svg:x="699.22857919357pt" svg:y="410.52409933881pt" svg:viewBox="0 0 7 12" svg:d="M7.31652 6.51159L6.82142 0L6.43634 0L6.10627 0.0551829L5.66618 0.110366L5.33611 0.220732L5.00604 0.331098L4.62096 0.386281L4.3459 0.496646L3.96082 0.662195L3.68577 0.827744L3.3557 0.993293L3.08064 1.21402L2.69556 1.37957L2.4205 1.60031L2.20046 1.82104L1.9254 2.04177L1.65034 2.31768L1.4303 2.5936L1.21025 2.86951L1.04522 3.14543L0.880183 3.42134L0.715149 3.69726L0.550114 3.97317L0.440092 4.30427L0.330069 4.63537L0.165034 4.96646L0.110023 5.29756L0.0550114 5.62866L0.0550114 5.95976L0 6.23567L0 6.62195L0 6.89787L0.0550114 7.28415L0.110023 7.61525L0.165034 7.89116L0.220046 8.22226L0.330069 8.55336L0.440092 8.88445L0.605126 9.16037L0.77016 9.49147L0.935194 9.76738L1.10023 10.0433L1.32027 10.3192L1.54032 10.5951L1.81538 10.871L2.03542 11.0918L2.31048 11.3125L2.58554 11.5332L2.86059 11.754L3.13565 11.9195L3.41071 12.1402L3.74078 12.3058L4.12586 12.4713Z" calligra:nodeTypes="ccccccccccccccccccccccccccccccccccccccccccccccccccccccc">
            <draw:glue-point draw:id="4" svg:x="0.50000000000pt" svg:y="0.50000000000pt" draw:align="center"/>
            <draw:glue-point draw:id="5" svg:x="0.50000000000pt" svg:y="0.50000000000pt" draw:align="center"/>
          </draw:path>
          <draw:path draw:style-name="gr23" xml:id="shape-143" draw:id="shape-143" draw:layer="" svg:width="6.81766781421pt" svg:height="12.47134356258pt" svg:x="699.22857919357pt" svg:y="410.52409933881pt" svg:viewBox="0 0 7 12" svg:d="M6.81767 0L6.37782 0L6.04793 0.0551829L5.66306 0.110366L5.33318 0.220732L5.00329 0.275915L4.61842 0.386281L4.34351 0.551829L3.95865 0.717378L3.68374 0.882927L3.35385 0.993293L3.07895 1.15884L2.74906 1.37957L2.41917 1.60031L2.19925 1.82104L1.92434 2.04177L1.70442 2.2625L1.42951 2.5936L1.20959 2.86951L1.04464 3.14543L0.879699 3.42134L0.714755 3.69726L0.549812 3.97317L0.43985 4.30427L0.274906 4.63537L0.219925 4.96646L0.109962 5.29756L0.0549812 5.62866L0.0549812 5.95976L0 6.23567L0 6.62195L0 6.89787L0.0549812 7.28415L0.109962 7.61525L0.109962 7.94634L0.219925 8.22226L0.329887 8.55336L0.494831 8.88445L0.604793 9.21555L0.714755 9.49147L0.93468 9.76738L1.09962 10.0433L1.31955 10.3744L1.53947 10.6503L1.81438 10.871L2.0343 11.0918L2.30921 11.3125L2.58412 11.5332L2.85902 11.754L3.13393 11.9747L3.40883 12.1402L3.73872 12.3058L4.12359 12.4713" calligra:nodeTypes="ccccccccccccccccccccccccccccccccccccccccccccccccccccc">
            <draw:glue-point draw:id="4" svg:x="0.50000000000pt" svg:y="0.50000000000pt" draw:align="center"/>
            <draw:glue-point draw:id="5" svg:x="0.50000000000pt" svg:y="0.50000000000pt" draw:align="center"/>
          </draw:path>
          <draw:path draw:style-name="gr22" xml:id="shape-144" draw:id="shape-144" draw:layer="" svg:width="30.31922190547pt" svg:height="7.20566516949pt" svg:x="718.57301876397pt" svg:y="427.65141116475pt" svg:viewBox="0 0 30 7" svg:d="M15.4362 0L0 0.715066L0.055327 1.0451L0.221308 1.43013L0.387289 1.76016L0.608598 2.1452L0.829906 2.47523L1.16187 2.86026L1.49383 3.13529L1.82579 3.46532L2.26841 3.79535L2.6557 4.07038L3.09831 4.40041L3.59626 4.67543L4.14953 4.89545L4.7028 5.17048L5.3114 5.3905L5.86467 5.66552L6.52859 5.88554L7.19252 6.10556L7.85644 6.27058L8.57569 6.43559L9.29494 6.60061L10.0142 6.76562L10.7334 6.87563L11.508 6.93064L12.2826 7.04065L13.0572 7.09566L13.8318 7.15066L14.6063 7.15066L15.3809 7.20567L16.1555 7.20567L16.9301 7.15066L17.76 7.09566L18.5346 7.04065L19.3091 6.98564L20.0284 6.87563L20.803 6.76562L21.5222 6.65561L22.2415 6.4906L22.9054 6.27058L23.6246 6.16057L24.2886 5.94055L24.8972 5.72053L25.5611 5.50051L26.1144 5.22548L26.6676 5.00546L27.1656 4.73044L27.6635 4.40041L28.1615 4.12538L28.6041 3.85036L29.0467 3.52032L29.3787 3.19029L29.7106 2.91527L30.0426 2.53023L30.3192 2.2002Z" calligra:nodeTypes="ccccccccccccccccccccccccccccccccccccccccccccccccccccccccc">
            <draw:glue-point draw:id="4" svg:x="0.50000000000pt" svg:y="0.50000000000pt" draw:align="center"/>
            <draw:glue-point draw:id="5" svg:x="0.50000000000pt" svg:y="0.50000000000pt" draw:align="center"/>
          </draw:path>
          <draw:path draw:style-name="gr23" xml:id="shape-145" draw:id="shape-145" draw:layer="" svg:width="30.31922190547pt" svg:height="6.48509865254pt" svg:x="718.57301876397pt" svg:y="428.37197768170pt" svg:viewBox="0 0 30 6" svg:d="M0 0L0.055327 0.329751L0.221308 0.71446L0.387289 1.04421L0.608598 1.42892L0.829906 1.75867L1.16187 2.08842L1.49383 2.41817L1.82579 2.74792L2.26841 3.07767L2.6557 3.35247L3.15364 3.68222L3.59626 3.95701L4.14953 4.2318L4.75813 4.45164L5.3114 4.72643L5.86467 4.94626L6.52859 5.1661L7.19252 5.38593L7.85644 5.5508L8.57569 5.71568L9.29494 5.88056L10.0142 6.04543L10.7334 6.15535L11.508 6.21031L12.2826 6.32022L13.0572 6.43014L13.8318 6.43014L14.6063 6.4851L15.3809 6.4851L16.1555 6.4851L16.9301 6.4851L17.76 6.43014L18.5346 6.32022L19.3091 6.21031L20.0837 6.15535L20.803 6.04543L21.5222 5.93551L22.2415 5.77064L22.9607 5.5508L23.6246 5.44089L24.2886 5.22105L24.8972 4.94626L25.5058 4.72643L26.1144 4.50659L26.6676 4.28676L27.1656 3.95701L27.6635 3.68222L28.1615 3.40742L28.6041 3.07767L29.0467 2.80288L29.3787 2.47313L29.7106 2.19834L30.0426 1.81363L30.3192 1.48388" calligra:nodeTypes="ccccccccccccccccccccccccccccccccccccccccccccccccccccccc">
            <draw:glue-point draw:id="4" svg:x="0.50000000000pt" svg:y="0.50000000000pt" draw:align="center"/>
            <draw:glue-point draw:id="5" svg:x="0.50000000000pt" svg:y="0.50000000000pt" draw:align="center"/>
          </draw:path>
          <draw:glue-point draw:id="4" svg:x="-26.9401%" svg:y="-50%"/>
          <draw:glue-point draw:id="5" svg:x="48.25%" svg:y="-50%"/>
          <draw:glue-point draw:id="6" svg:x="10.65%" svg:y="-50%"/>
          <draw:glue-point draw:id="7" svg:x="-50%" svg:y="50%"/>
          <draw:glue-point draw:id="8" svg:x="31.64%" svg:y="50%"/>
          <draw:glue-point draw:id="9" svg:x="-9.1701%" svg:y="50%"/>
          <draw:glue-point draw:id="10" svg:x="50%" svg:y="25%"/>
          <draw:glue-point draw:id="11" svg:x="50%" svg:y="-12.4901%"/>
          <draw:glue-point draw:id="12" svg:x="50%" svg:y="11.32%"/>
          <draw:glue-point draw:id="13" svg:x="17.16%" svg:y="2.65%"/>
          <draw:glue-point draw:id="14" svg:x="0.50000000000pt" svg:y="0.50000000000pt" draw:align="center"/>
        </draw:g>
        <draw:frame draw:style-name="gr18" xml:id="shape-146" draw:id="shape-146" draw:layer="" svg:width="300.00000000000pt" svg:height="200.00000000000pt" svg:x="652.19999999994pt" svg:y="488.59999999995pt">
          <draw:text-box>
            <text:p text:style-name="P1">Python/Exam Corrector</text:p>
          </draw:text-box>
          <draw:glue-point draw:id="4" svg:x="0.50000000000pt" svg:y="0.50000000000pt" draw:align="center"/>
        </draw:frame>
        <draw:frame draw:style-name="gr18" xml:id="shape-147" draw:id="shape-147" draw:layer="" svg:width="77.40000000001pt" svg:height="31.60000000001pt" draw:transform="matrix(0.00000000000 1.00000000000 -1.00000000000 0.00000000000 705.49999999994pt 295.29999999997pt)">
          <draw:text-box>
            <text:p text:style-name="P1">Answers</text:p>
          </draw:text-box>
          <draw:glue-point draw:id="4" svg:x="0.50000000000pt" svg:y="0.50000000000pt" draw:align="center"/>
        </draw:frame>
        <draw:g draw:style-name="gr1" xml:id="shape-148" draw:id="shape-148" svg:y="299.85349419997pt">
          <draw:path draw:style-name="gr11" xml:id="shape-149" draw:id="shape-149" draw:layer="" svg:width="56.69301160000pt" svg:height="83.99999999999pt" svg:x="727.67301981365pt" svg:y="286.19999999998pt" svg:viewBox="0 0 57 84" svg:d="M14.1662 84L14.1662 41.979L0 41.979L28.3323 0L56.693 41.979L42.4985 41.979L42.4985 84Z" calligra:nodeTypes="cccccccc">
            <draw:glue-point draw:id="4" svg:x="0.50000000000pt" svg:y="0.50000000000pt" draw:align="center"/>
            <draw:glue-point draw:id="5" svg:x="0.50000000000pt" svg:y="0.50000000000pt" draw:align="center"/>
          </draw:path>
          <draw:path draw:style-name="gr12" xml:id="shape-150" draw:id="shape-150" draw:layer="" svg:width="56.69301160000pt" svg:height="83.99999999999pt" svg:x="727.67301981365pt" svg:y="286.19999999998pt" svg:viewBox="0 0 57 84" svg:d="M14.1662 84L14.1662 41.979L0 41.979L28.3323 0L56.693 41.979L42.4985 41.979L42.4985 84Z" calligra:nodeTypes="cccccccc">
            <draw:glue-point draw:id="4" svg:x="0.50000000000pt" svg:y="0.50000000000pt" draw:align="center"/>
            <draw:glue-point draw:id="5" svg:x="0.50000000000pt" svg:y="0.50000000000pt" draw:align="center"/>
          </draw:path>
          <draw:glue-point draw:id="4" svg:x="-25.0001%" svg:y="50%"/>
          <draw:glue-point draw:id="5" svg:x="-25.0001%" svg:y="0%"/>
          <draw:glue-point draw:id="6" svg:x="-50%" svg:y="0%"/>
          <draw:glue-point draw:id="7" svg:x="0%" svg:y="-50%"/>
          <draw:glue-point draw:id="8" svg:x="50%" svg:y="0%"/>
          <draw:glue-point draw:id="9" svg:x="25%" svg:y="0%"/>
          <draw:glue-point draw:id="10" svg:x="25%" svg:y="50%"/>
          <draw:glue-point draw:id="11" svg:x="-25.0001%" svg:y="25%"/>
          <draw:glue-point draw:id="12" svg:x="-37.5001%" svg:y="0%"/>
          <draw:glue-point draw:id="13" svg:x="-25.0001%" svg:y="-25.0001%"/>
          <draw:glue-point draw:id="14" svg:x="25%" svg:y="-25.0001%"/>
          <draw:glue-point draw:id="15" svg:x="37.5%" svg:y="0%"/>
          <draw:glue-point draw:id="16" svg:x="25%" svg:y="25%"/>
          <draw:glue-point draw:id="17" svg:x="-25.0001%" svg:y="50%"/>
          <draw:glue-point draw:id="18" svg:x="-25.0001%" svg:y="0%"/>
          <draw:glue-point draw:id="19" svg:x="-50%" svg:y="0%"/>
          <draw:glue-point draw:id="20" svg:x="0%" svg:y="-50%"/>
          <draw:glue-point draw:id="21" svg:x="50%" svg:y="0%"/>
          <draw:glue-point draw:id="22" svg:x="25%" svg:y="0%"/>
          <draw:glue-point draw:id="23" svg:x="25%" svg:y="50%"/>
          <draw:glue-point draw:id="24" svg:x="-25.0001%" svg:y="25%"/>
          <draw:glue-point draw:id="25" svg:x="-37.5001%" svg:y="0%"/>
          <draw:glue-point draw:id="26" svg:x="-25.0001%" svg:y="-25.0001%"/>
          <draw:glue-point draw:id="27" svg:x="25%" svg:y="-25.0001%"/>
          <draw:glue-point draw:id="28" svg:x="37.5%" svg:y="0%"/>
          <draw:glue-point draw:id="29" svg:x="25%" svg:y="25%"/>
          <draw:glue-point draw:id="30" svg:x="0%" svg:y="3.85%"/>
          <draw:glue-point draw:id="31" svg:x="0.50000000000pt" svg:y="0.50000000000pt" draw:align="center"/>
        </draw:g>
        <draw:frame draw:style-name="gr18" xml:id="shape-151" draw:id="shape-151" draw:layer="" svg:width="82.20000000001pt" svg:height="52.00000000000pt" draw:transform="matrix(-0.00000000000 1.00000000000 -1.00000000000 -0.00000000000 770.29999999994pt 304.89999999997pt)">
          <draw:text-box>
            <text:p text:style-name="P1">Marked Answers</text:p>
          </draw:text-box>
          <draw:glue-point draw:id="4" svg:x="0.50000000000pt" svg:y="0.50000000000pt" draw:align="center"/>
        </draw:frame>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calligra:specialborder-bottom="none" calligra:specialborder-left="none" calligra:specialborder-right="none" calligra:specialborder-top="none" fo:border="0pt none #000000" fo:margin="28.080000000000002pt" fo:padding="0.000000000000000pt" fo:page-height="595.276621799999930pt" fo:page-width="841.891222259999950pt" style:print-orientation="landscape"/>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1</meta:generator>
    <dc:title/>
    <meta:initial-creator>Unknown</meta:initial-creator>
    <meta:editing-cycles>2</meta:editing-cycles>
    <dc:date>2017-10-30T19:26:17</dc:date>
    <meta:creation-date>2013-01-19T15:30:17</meta:creation-date>
    <dc:creator>Aidan Dowling</dc:creator>
  </office:meta>
</office:document-meta>
</file>